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paragraph-rsid="0019e0f5"/>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officeooo:rsid="0019e0f5"/>
    </style:style>
    <style:style style:name="T5" style:family="text">
      <style:text-properties fo:language="en" fo:country="US" style:language-asian="en" style:country-asian="US" style:language-complex="ar" style:country-complex="SA"/>
    </style:style>
    <style:style style:name="T6" style:family="text">
      <style:text-properties officeooo:rsid="001b78aa"/>
    </style:style>
    <style:style style:name="T7" style:family="text">
      <style:text-properties officeooo:rsid="001f221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y larger vision for alloy research is to use machine learning (ML) and microkinetic knowledge to discover highly active and selective electrocatalysts that are presently unknown. Of the potentially millions of materials (such as intermetallics,<text:reference-mark-start text:name="ZOTERO_ITEM CSL_CITATION {&quot;citationID&quot;:&quot;d3Cmk6yX&quot;,&quot;properties&quot;:{&quot;formattedCitation&quot;:&quot;[1]&quot;,&quot;plainCitation&quot;:&quot;[1]&quot;,&quot;noteIndex&quot;:0},&quot;citationItems&quot;:[{&quot;id&quot;:732,&quot;uris&quot;:[&quot;http://zotero.org/users/2842091/items/25YAD7LE&quot;],&quot;uri&quot;:[&quot;http://zotero.org/users/2842091/items/25YAD7LE&quot;],&quot;itemData&quot;:{&quot;id&quot;:732,&quot;type&quot;:&quot;article-journal&quot;,&quot;abstract&quot;:&quot;The application of intermetallic compounds for understanding in heterogeneous catalysis developed in an excellent way during the last decade. This review provides an overview of concepts and developments revealing the potential of intermetallic compounds in fundamental as well as applied catalysis research. Intermetallic compounds may be considered as platform materials to address current and future catalytic challenges, e.g. in respect to the energy transition.&quot;,&quot;container-title&quot;:&quot;Science and Technology of Advanced Materials&quot;,&quot;DOI&quot;:&quot;10.1088/1468-6996/15/3/034803&quot;,&quot;ISSN&quot;:&quot;1468-6996&quot;,&quot;issue&quot;:&quot;3&quot;,&quot;journalAbbreviation&quot;:&quot;Sci. Technol. Adv. Mater.&quot;,&quot;language&quot;:&quot;en&quot;,&quot;page&quot;:&quot;034803&quot;,&quot;source&quot;:&quot;Institute of Physics&quot;,&quot;title&quot;:&quot;Intermetallic compounds in heterogeneous catalysis—a quickly developing field&quot;,&quot;volume&quot;:&quot;15&quot;,&quot;author&quot;:[{&quot;family&quot;:&quot;Armbrüster&quot;,&quot;given&quot;:&quot;Marc&quot;},{&quot;family&quot;:&quot;Schlögl&quot;,&quot;given&quot;:&quot;Robert&quot;},{&quot;family&quot;:&quot;Grin&quot;,&quot;given&quot;:&quot;Yuri&quot;}],&quot;issued&quot;:{&quot;date-parts&quot;:[[&quot;2014&quot;,6]]}}}],&quot;schema&quot;:&quot;https://github.com/citation-style-language/schema/raw/master/csl-citation.json&quot;} RNDrzrXTULo8t"/>[1]<text:reference-mark-end text:name="ZOTERO_ITEM CSL_CITATION {&quot;citationID&quot;:&quot;d3Cmk6yX&quot;,&quot;properties&quot;:{&quot;formattedCitation&quot;:&quot;[1]&quot;,&quot;plainCitation&quot;:&quot;[1]&quot;,&quot;noteIndex&quot;:0},&quot;citationItems&quot;:[{&quot;id&quot;:732,&quot;uris&quot;:[&quot;http://zotero.org/users/2842091/items/25YAD7LE&quot;],&quot;uri&quot;:[&quot;http://zotero.org/users/2842091/items/25YAD7LE&quot;],&quot;itemData&quot;:{&quot;id&quot;:732,&quot;type&quot;:&quot;article-journal&quot;,&quot;abstract&quot;:&quot;The application of intermetallic compounds for understanding in heterogeneous catalysis developed in an excellent way during the last decade. This review provides an overview of concepts and developments revealing the potential of intermetallic compounds in fundamental as well as applied catalysis research. Intermetallic compounds may be considered as platform materials to address current and future catalytic challenges, e.g. in respect to the energy transition.&quot;,&quot;container-title&quot;:&quot;Science and Technology of Advanced Materials&quot;,&quot;DOI&quot;:&quot;10.1088/1468-6996/15/3/034803&quot;,&quot;ISSN&quot;:&quot;1468-6996&quot;,&quot;issue&quot;:&quot;3&quot;,&quot;journalAbbreviation&quot;:&quot;Sci. Technol. Adv. Mater.&quot;,&quot;language&quot;:&quot;en&quot;,&quot;page&quot;:&quot;034803&quot;,&quot;source&quot;:&quot;Institute of Physics&quot;,&quot;title&quot;:&quot;Intermetallic compounds in heterogeneous catalysis—a quickly developing field&quot;,&quot;volume&quot;:&quot;15&quot;,&quot;author&quot;:[{&quot;family&quot;:&quot;Armbrüster&quot;,&quot;given&quot;:&quot;Marc&quot;},{&quot;family&quot;:&quot;Schlögl&quot;,&quot;given&quot;:&quot;Robert&quot;},{&quot;family&quot;:&quot;Grin&quot;,&quot;given&quot;:&quot;Yuri&quot;}],&quot;issued&quot;:{&quot;date-parts&quot;:[[&quot;2014&quot;,6]]}}}],&quot;schema&quot;:&quot;https://github.com/citation-style-language/schema/raw/master/csl-citation.json&quot;} RNDrzrXTULo8t"/> low- and high-entropy metal alloys,<text:reference-mark-start text:name="ZOTERO_ITEM CSL_CITATION {&quot;citationID&quot;:&quot;m0ZVMePK&quot;,&quot;properties&quot;:{&quot;formattedCitation&quot;:&quot;[2]&quot;,&quot;plainCitation&quot;:&quot;[2]&quot;,&quot;noteIndex&quot;:0},&quot;citationItems&quot;:[{&quot;id&quot;:469,&quot;uris&quot;:[&quot;http://zotero.org/users/2842091/items/6NA4JUJC&quot;],&quot;uri&quot;:[&quot;http://zotero.org/users/2842091/items/6NA4JUJC&quot;],&quot;itemData&quot;:{&quot;id&quot;:469,&quot;type&quot;:&quot;article-journal&quot;,&quot;abstract&quot;:&quot;High-entropy alloys (HEAs) provide a near-continuous distribution of adsorption energies. With a minority of sites having optimal properties that dominate the catalysis, the overall catalytic activity can increase. In this article, we focus on the oxygen reduction reaction (ORR). We present density functional theory (DFT) calculated *OH and *O adsorption energies on a random subset of available binding sites on the surface of the HEA IrPdPtRhRu. Employing a simple machine learning algorithm, we predict remaining adsorption energies, finding good agreement between calculated and predicted values. With a full catalog of available adsorption energies, an appropriate expression for predicting catalytic activity was used to optimize the HEA composition. The HEA then becomes a design platform for the unbiased discovery of new alloys by promoting sites with exceptional catalytic activity. Setting different optimization constraints led to a new HEA composition and binary alloy IrPt, showing significant enhancements over pure Pt(111).&quot;,&quot;container-title&quot;:&quot;Joule&quot;,&quot;DOI&quot;:&quot;10.1016/j.joule.2018.12.015&quot;,&quot;ISSN&quot;:&quot;2542-4351&quot;,&quot;issue&quot;:&quot;3&quot;,&quot;journalAbbreviation&quot;:&quot;Joule&quot;,&quot;language&quot;:&quot;en&quot;,&quot;page&quot;:&quot;834-845&quot;,&quot;source&quot;:&quot;ScienceDirect&quot;,&quot;title&quot;:&quot;High-Entropy Alloys as a Discovery Platform for Electrocatalysis&quot;,&quot;volume&quot;:&quot;3&quot;,&quot;author&quot;:[{&quot;family&quot;:&quot;Batchelor&quot;,&quot;given&quot;:&quot;Thomas A. A.&quot;},{&quot;family&quot;:&quot;Pedersen&quot;,&quot;given&quot;:&quot;Jack K.&quot;},{&quot;family&quot;:&quot;Winther&quot;,&quot;given&quot;:&quot;Simon H.&quot;},{&quot;family&quot;:&quot;Castelli&quot;,&quot;given&quot;:&quot;Ivano E.&quot;},{&quot;family&quot;:&quot;Jacobsen&quot;,&quot;given&quot;:&quot;Karsten W.&quot;},{&quot;family&quot;:&quot;Rossmeisl&quot;,&quot;given&quot;:&quot;Jan&quot;}],&quot;issued&quot;:{&quot;date-parts&quot;:[[&quot;2019&quot;,3,20]]}}}],&quot;schema&quot;:&quot;https://github.com/citation-style-language/schema/raw/master/csl-citation.json&quot;} RNDk6zj4ljjFv"/>[2]<text:reference-mark-end text:name="ZOTERO_ITEM CSL_CITATION {&quot;citationID&quot;:&quot;m0ZVMePK&quot;,&quot;properties&quot;:{&quot;formattedCitation&quot;:&quot;[2]&quot;,&quot;plainCitation&quot;:&quot;[2]&quot;,&quot;noteIndex&quot;:0},&quot;citationItems&quot;:[{&quot;id&quot;:469,&quot;uris&quot;:[&quot;http://zotero.org/users/2842091/items/6NA4JUJC&quot;],&quot;uri&quot;:[&quot;http://zotero.org/users/2842091/items/6NA4JUJC&quot;],&quot;itemData&quot;:{&quot;id&quot;:469,&quot;type&quot;:&quot;article-journal&quot;,&quot;abstract&quot;:&quot;High-entropy alloys (HEAs) provide a near-continuous distribution of adsorption energies. With a minority of sites having optimal properties that dominate the catalysis, the overall catalytic activity can increase. In this article, we focus on the oxygen reduction reaction (ORR). We present density functional theory (DFT) calculated *OH and *O adsorption energies on a random subset of available binding sites on the surface of the HEA IrPdPtRhRu. Employing a simple machine learning algorithm, we predict remaining adsorption energies, finding good agreement between calculated and predicted values. With a full catalog of available adsorption energies, an appropriate expression for predicting catalytic activity was used to optimize the HEA composition. The HEA then becomes a design platform for the unbiased discovery of new alloys by promoting sites with exceptional catalytic activity. Setting different optimization constraints led to a new HEA composition and binary alloy IrPt, showing significant enhancements over pure Pt(111).&quot;,&quot;container-title&quot;:&quot;Joule&quot;,&quot;DOI&quot;:&quot;10.1016/j.joule.2018.12.015&quot;,&quot;ISSN&quot;:&quot;2542-4351&quot;,&quot;issue&quot;:&quot;3&quot;,&quot;journalAbbreviation&quot;:&quot;Joule&quot;,&quot;language&quot;:&quot;en&quot;,&quot;page&quot;:&quot;834-845&quot;,&quot;source&quot;:&quot;ScienceDirect&quot;,&quot;title&quot;:&quot;High-Entropy Alloys as a Discovery Platform for Electrocatalysis&quot;,&quot;volume&quot;:&quot;3&quot;,&quot;author&quot;:[{&quot;family&quot;:&quot;Batchelor&quot;,&quot;given&quot;:&quot;Thomas A. A.&quot;},{&quot;family&quot;:&quot;Pedersen&quot;,&quot;given&quot;:&quot;Jack K.&quot;},{&quot;family&quot;:&quot;Winther&quot;,&quot;given&quot;:&quot;Simon H.&quot;},{&quot;family&quot;:&quot;Castelli&quot;,&quot;given&quot;:&quot;Ivano E.&quot;},{&quot;family&quot;:&quot;Jacobsen&quot;,&quot;given&quot;:&quot;Karsten W.&quot;},{&quot;family&quot;:&quot;Rossmeisl&quot;,&quot;given&quot;:&quot;Jan&quot;}],&quot;issued&quot;:{&quot;date-parts&quot;:[[&quot;2019&quot;,3,20]]}}}],&quot;schema&quot;:&quot;https://github.com/citation-style-language/schema/raw/master/csl-citation.json&quot;} RNDk6zj4ljjFv"/> metal sulfides,<text:reference-mark-start text:name="ZOTERO_ITEM CSL_CITATION {&quot;citationID&quot;:&quot;zig8MVYk&quot;,&quot;properties&quot;:{&quot;formattedCitation&quot;:&quot;[3]&quot;,&quot;plainCitation&quot;:&quot;[3]&quot;,&quot;noteIndex&quot;:0},&quot;citationItems&quot;:[{&quot;id&quot;:849,&quot;uris&quot;:[&quot;http://zotero.org/users/2842091/items/KEPU4XQT&quot;],&quot;uri&quot;:[&quot;http://zotero.org/users/2842091/items/KEPU4XQT&quot;],&quot;itemData&quot;:{&quot;id&quot;:849,&quot;type&quot;:&quot;article-journal&quot;,&quot;abstract&quot;:&quot;Mixed metal sulfides containing combinations of W, Fe, Mo, Ni, and Ru were synthesized and screened for activity and stability for the hydrogen evolution reaction (HER) in aqueous hydrobromic acid (HBr). Co- and Ni-substituted RuS2 were identified as potentially active HER electrocatalysts by high-throughput screening (HTS), and the specific compositions Co0.4Ru0.6S2 and Ni0.6Ru0.4S2 were identified by optimization. Hydrogen evolution activity of Co0.4Ru0.6S2 in HBr is greater than RuS2 or CoS2 and comparable to Pt and commercial RhxSy. Structural and morphological characterizations of the Co-substituted RuS2 suggest that the nanoparticulate solids are a homogeneous solid solution with a pyrite crystal structure. No phase separation is detected for Co substitutions below 30% by X-ray diffraction. In 0.5 M HBr electrolyte, the Co–Ru electrode material synthesized with 30% Co rapidly lost approximately 34% of the initial loading of Co; thereafter, it was observed to exhibit stable activity for HER with no further loss of Co. Density functional theory calculations indicate that the S22– sites are the most important for HER and the presence of Co influences the S22– sites such that the hydrogen binding energy at sufficiently high hydrogen coverage is decreased compared to ruthenium sulfide. Although showing high HER activity in a flow cell, the reverse reaction of hydrogen oxidation is slow on the RuS2 catalysts tested when compared to platinum and rhodium sulfide, leaving rhodium sulfide as the only suitable tested material for a regenerative HBr cell due its stability compared to platinum.&quot;,&quot;container-title&quot;:&quot;Langmuir&quot;,&quot;DOI&quot;:&quot;10.1021/la3032489&quot;,&quot;ISSN&quot;:&quot;0743-7463&quot;,&quot;issue&quot;:&quot;1&quot;,&quot;journalAbbreviation&quot;:&quot;Langmuir&quot;,&quot;page&quot;:&quot;480-492&quot;,&quot;source&quot;:&quot;ACS Publications&quot;,&quot;title&quot;:&quot;Transition Metal Sulfide Hydrogen Evolution Catalysts for Hydrobromic Acid Electrolysis&quot;,&quot;volume&quot;:&quot;29&quot;,&quot;author&quot;:[{&quot;family&quot;:&quot;Ivanovskaya&quot;,&quot;given&quot;:&quot;Anna&quot;},{&quot;family&quot;:&quot;Singh&quot;,&quot;given&quot;:&quot;Nirala&quot;},{&quot;family&quot;:&quot;Liu&quot;,&quot;given&quot;:&quot;Ru-Fen&quot;},{&quot;family&quot;:&quot;Kreutzer&quot;,&quot;given&quot;:&quot;Haley&quot;},{&quot;family&quot;:&quot;Baltrusaitis&quot;,&quot;given&quot;:&quot;Jonas&quot;},{&quot;family&quot;:&quot;Van Nguyen&quot;,&quot;given&quot;:&quot;Trung&quot;},{&quot;family&quot;:&quot;Metiu&quot;,&quot;given&quot;:&quot;Horia&quot;},{&quot;family&quot;:&quot;McFarland&quot;,&quot;given&quot;:&quot;Eric&quot;}],&quot;issued&quot;:{&quot;date-parts&quot;:[[&quot;2013&quot;,1,8]]}}}],&quot;schema&quot;:&quot;https://github.com/citation-style-language/schema/raw/master/csl-citation.json&quot;} RNDwX3NGGXGkO"/>[3]<text:reference-mark-end text:name="ZOTERO_ITEM CSL_CITATION {&quot;citationID&quot;:&quot;zig8MVYk&quot;,&quot;properties&quot;:{&quot;formattedCitation&quot;:&quot;[3]&quot;,&quot;plainCitation&quot;:&quot;[3]&quot;,&quot;noteIndex&quot;:0},&quot;citationItems&quot;:[{&quot;id&quot;:849,&quot;uris&quot;:[&quot;http://zotero.org/users/2842091/items/KEPU4XQT&quot;],&quot;uri&quot;:[&quot;http://zotero.org/users/2842091/items/KEPU4XQT&quot;],&quot;itemData&quot;:{&quot;id&quot;:849,&quot;type&quot;:&quot;article-journal&quot;,&quot;abstract&quot;:&quot;Mixed metal sulfides containing combinations of W, Fe, Mo, Ni, and Ru were synthesized and screened for activity and stability for the hydrogen evolution reaction (HER) in aqueous hydrobromic acid (HBr). Co- and Ni-substituted RuS2 were identified as potentially active HER electrocatalysts by high-throughput screening (HTS), and the specific compositions Co0.4Ru0.6S2 and Ni0.6Ru0.4S2 were identified by optimization. Hydrogen evolution activity of Co0.4Ru0.6S2 in HBr is greater than RuS2 or CoS2 and comparable to Pt and commercial RhxSy. Structural and morphological characterizations of the Co-substituted RuS2 suggest that the nanoparticulate solids are a homogeneous solid solution with a pyrite crystal structure. No phase separation is detected for Co substitutions below 30% by X-ray diffraction. In 0.5 M HBr electrolyte, the Co–Ru electrode material synthesized with 30% Co rapidly lost approximately 34% of the initial loading of Co; thereafter, it was observed to exhibit stable activity for HER with no further loss of Co. Density functional theory calculations indicate that the S22– sites are the most important for HER and the presence of Co influences the S22– sites such that the hydrogen binding energy at sufficiently high hydrogen coverage is decreased compared to ruthenium sulfide. Although showing high HER activity in a flow cell, the reverse reaction of hydrogen oxidation is slow on the RuS2 catalysts tested when compared to platinum and rhodium sulfide, leaving rhodium sulfide as the only suitable tested material for a regenerative HBr cell due its stability compared to platinum.&quot;,&quot;container-title&quot;:&quot;Langmuir&quot;,&quot;DOI&quot;:&quot;10.1021/la3032489&quot;,&quot;ISSN&quot;:&quot;0743-7463&quot;,&quot;issue&quot;:&quot;1&quot;,&quot;journalAbbreviation&quot;:&quot;Langmuir&quot;,&quot;page&quot;:&quot;480-492&quot;,&quot;source&quot;:&quot;ACS Publications&quot;,&quot;title&quot;:&quot;Transition Metal Sulfide Hydrogen Evolution Catalysts for Hydrobromic Acid Electrolysis&quot;,&quot;volume&quot;:&quot;29&quot;,&quot;author&quot;:[{&quot;family&quot;:&quot;Ivanovskaya&quot;,&quot;given&quot;:&quot;Anna&quot;},{&quot;family&quot;:&quot;Singh&quot;,&quot;given&quot;:&quot;Nirala&quot;},{&quot;family&quot;:&quot;Liu&quot;,&quot;given&quot;:&quot;Ru-Fen&quot;},{&quot;family&quot;:&quot;Kreutzer&quot;,&quot;given&quot;:&quot;Haley&quot;},{&quot;family&quot;:&quot;Baltrusaitis&quot;,&quot;given&quot;:&quot;Jonas&quot;},{&quot;family&quot;:&quot;Van Nguyen&quot;,&quot;given&quot;:&quot;Trung&quot;},{&quot;family&quot;:&quot;Metiu&quot;,&quot;given&quot;:&quot;Horia&quot;},{&quot;family&quot;:&quot;McFarland&quot;,&quot;given&quot;:&quot;Eric&quot;}],&quot;issued&quot;:{&quot;date-parts&quot;:[[&quot;2013&quot;,1,8]]}}}],&quot;schema&quot;:&quot;https://github.com/citation-style-language/schema/raw/master/csl-citation.json&quot;} RNDwX3NGGXGkO"/> and single atoms<text:reference-mark-start text:name="ZOTERO_ITEM CSL_CITATION {&quot;citationID&quot;:&quot;jiApWcyE&quot;,&quot;properties&quot;:{&quot;formattedCitation&quot;:&quot;[4]&quot;,&quot;plainCitation&quot;:&quot;[4]&quot;,&quot;noteIndex&quot;:0},&quot;citationItems&quot;:[{&quot;id&quot;:429,&quot;uris&quot;:[&quot;http://zotero.org/users/2842091/items/4FLZKHYX&quot;],&quot;uri&quot;:[&quot;http://zotero.org/users/2842091/items/4FLZKHYX&quot;],&quot;itemData&quot;:{&quot;id&quot;:429,&quot;type&quot;:&quot;article-journal&quot;,&quot;abstract&quot;:&quot;Single-site isolated rhodium species anchored on zeolites or titanium dioxide are shown to catalyse the direct conversion of methane to methanol and acetic acid, using oxygen and carbon monoxide under mild conditions.&quot;,&quot;container-title&quot;:&quot;Nature&quot;,&quot;DOI&quot;:&quot;10.1038/nature24640&quot;,&quot;ISSN&quot;:&quot;1476-4687&quot;,&quot;issue&quot;:&quot;7682&quot;,&quot;language&quot;:&quot;en&quot;,&quot;note&quot;:&quot;number: 7682\npublisher: Nature Publishing Group&quot;,&quot;page&quot;:&quot;605-608&quot;,&quot;source&quot;:&quot;www.nature.com&quot;,&quot;title&quot;:&quot;Mild oxidation of methane to methanol or acetic acid on supported isolated rhodium catalysts&quot;,&quot;volume&quot;:&quot;551&quot;,&quot;author&quot;:[{&quot;family&quot;:&quot;Shan&quot;,&quot;given&quot;:&quot;Junjun&quot;},{&quot;family&quot;:&quot;Li&quot;,&quot;given&quot;:&quot;Mengwei&quot;},{&quot;family&quot;:&quot;Allard&quot;,&quot;given&quot;:&quot;Lawrence F.&quot;},{&quot;family&quot;:&quot;Lee&quot;,&quot;given&quot;:&quot;Sungsik&quot;},{&quot;family&quot;:&quot;Flytzani-Stephanopoulos&quot;,&quot;given&quot;:&quot;Maria&quot;}],&quot;issued&quot;:{&quot;date-parts&quot;:[[&quot;2017&quot;,11]]}}}],&quot;schema&quot;:&quot;https://github.com/citation-style-language/schema/raw/master/csl-citation.json&quot;} RND7UDWt6Gzh7"/>[4]<text:reference-mark-end text:name="ZOTERO_ITEM CSL_CITATION {&quot;citationID&quot;:&quot;jiApWcyE&quot;,&quot;properties&quot;:{&quot;formattedCitation&quot;:&quot;[4]&quot;,&quot;plainCitation&quot;:&quot;[4]&quot;,&quot;noteIndex&quot;:0},&quot;citationItems&quot;:[{&quot;id&quot;:429,&quot;uris&quot;:[&quot;http://zotero.org/users/2842091/items/4FLZKHYX&quot;],&quot;uri&quot;:[&quot;http://zotero.org/users/2842091/items/4FLZKHYX&quot;],&quot;itemData&quot;:{&quot;id&quot;:429,&quot;type&quot;:&quot;article-journal&quot;,&quot;abstract&quot;:&quot;Single-site isolated rhodium species anchored on zeolites or titanium dioxide are shown to catalyse the direct conversion of methane to methanol and acetic acid, using oxygen and carbon monoxide under mild conditions.&quot;,&quot;container-title&quot;:&quot;Nature&quot;,&quot;DOI&quot;:&quot;10.1038/nature24640&quot;,&quot;ISSN&quot;:&quot;1476-4687&quot;,&quot;issue&quot;:&quot;7682&quot;,&quot;language&quot;:&quot;en&quot;,&quot;note&quot;:&quot;number: 7682\npublisher: Nature Publishing Group&quot;,&quot;page&quot;:&quot;605-608&quot;,&quot;source&quot;:&quot;www.nature.com&quot;,&quot;title&quot;:&quot;Mild oxidation of methane to methanol or acetic acid on supported isolated rhodium catalysts&quot;,&quot;volume&quot;:&quot;551&quot;,&quot;author&quot;:[{&quot;family&quot;:&quot;Shan&quot;,&quot;given&quot;:&quot;Junjun&quot;},{&quot;family&quot;:&quot;Li&quot;,&quot;given&quot;:&quot;Mengwei&quot;},{&quot;family&quot;:&quot;Allard&quot;,&quot;given&quot;:&quot;Lawrence F.&quot;},{&quot;family&quot;:&quot;Lee&quot;,&quot;given&quot;:&quot;Sungsik&quot;},{&quot;family&quot;:&quot;Flytzani-Stephanopoulos&quot;,&quot;given&quot;:&quot;Maria&quot;}],&quot;issued&quot;:{&quot;date-parts&quot;:[[&quot;2017&quot;,11]]}}}],&quot;schema&quot;:&quot;https://github.com/citation-style-language/schema/raw/master/csl-citation.json&quot;} RND7UDWt6Gzh7"/>) that might be active and selective for <text:span text:style-name="T7">the nitrate reduction reaction</text:span>, it is impossible to know ahead of time which of them are the most performant. Traditional evaluation of catalyst figures of merit (e.g., intuition-guided experiments or DFT calculations on a few catalysts at a time) are far too slow to screen a catalyst space of this size. However, ML promises to accelerate this process by providing ways to more cheaply evaluate a potential catalyst’s figures of merit.<text:reference-mark-start text:name="ZOTERO_ITEM CSL_CITATION {&quot;citationID&quot;:&quot;fFlmOziY&quot;,&quot;properties&quot;:{&quot;formattedCitation&quot;:&quot;[5]&quot;,&quot;plainCitation&quot;:&quot;[5]&quot;,&quot;noteIndex&quot;:0},&quot;citationItems&quot;:[{&quot;id&quot;:49,&quot;uris&quot;:[&quot;http://zotero.org/users/2842091/items/WV32YQQ9&quot;],&quot;uri&quot;:[&quot;http://zotero.org/users/2842091/items/WV32YQQ9&quot;],&quot;itemData&quot;:{&quot;id&quot;:49,&quot;type&quot;:&quot;article-journal&quot;,&quot;container-title&quot;:&quot;AIChE Journal&quot;,&quot;DOI&quot;:&quot;10.1002/aic.16198&quot;,&quot;ISSN&quot;:&quot;00011541&quot;,&quot;issue&quot;:&quot;7&quot;,&quot;language&quot;:&quot;en&quot;,&quot;page&quot;:&quot;2311-2323&quot;,&quot;source&quot;:&quot;Crossref&quot;,&quot;title&quot;:&quot;Machine learning for heterogeneous catalyst design and discovery&quot;,&quot;volume&quot;:&quot;64&quot;,&quot;author&quot;:[{&quot;family&quot;:&quot;Goldsmith&quot;,&quot;given&quot;:&quot;Bryan R.&quot;},{&quot;family&quot;:&quot;Esterhuizen&quot;,&quot;given&quot;:&quot;Jacques&quot;},{&quot;family&quot;:&quot;Liu&quot;,&quot;given&quot;:&quot;Jin-Xun&quot;},{&quot;family&quot;:&quot;Bartel&quot;,&quot;given&quot;:&quot;Christopher J.&quot;},{&quot;family&quot;:&quot;Sutton&quot;,&quot;given&quot;:&quot;Christopher&quot;}],&quot;issued&quot;:{&quot;date-parts&quot;:[[&quot;2018&quot;,7]]}}}],&quot;schema&quot;:&quot;https://github.com/citation-style-language/schema/raw/master/csl-citation.json&quot;} RNDDXxB4Knzaf"/>[5]<text:reference-mark-end text:name="ZOTERO_ITEM CSL_CITATION {&quot;citationID&quot;:&quot;fFlmOziY&quot;,&quot;properties&quot;:{&quot;formattedCitation&quot;:&quot;[5]&quot;,&quot;plainCitation&quot;:&quot;[5]&quot;,&quot;noteIndex&quot;:0},&quot;citationItems&quot;:[{&quot;id&quot;:49,&quot;uris&quot;:[&quot;http://zotero.org/users/2842091/items/WV32YQQ9&quot;],&quot;uri&quot;:[&quot;http://zotero.org/users/2842091/items/WV32YQQ9&quot;],&quot;itemData&quot;:{&quot;id&quot;:49,&quot;type&quot;:&quot;article-journal&quot;,&quot;container-title&quot;:&quot;AIChE Journal&quot;,&quot;DOI&quot;:&quot;10.1002/aic.16198&quot;,&quot;ISSN&quot;:&quot;00011541&quot;,&quot;issue&quot;:&quot;7&quot;,&quot;language&quot;:&quot;en&quot;,&quot;page&quot;:&quot;2311-2323&quot;,&quot;source&quot;:&quot;Crossref&quot;,&quot;title&quot;:&quot;Machine learning for heterogeneous catalyst design and discovery&quot;,&quot;volume&quot;:&quot;64&quot;,&quot;author&quot;:[{&quot;family&quot;:&quot;Goldsmith&quot;,&quot;given&quot;:&quot;Bryan R.&quot;},{&quot;family&quot;:&quot;Esterhuizen&quot;,&quot;given&quot;:&quot;Jacques&quot;},{&quot;family&quot;:&quot;Liu&quot;,&quot;given&quot;:&quot;Jin-Xun&quot;},{&quot;family&quot;:&quot;Bartel&quot;,&quot;given&quot;:&quot;Christopher J.&quot;},{&quot;family&quot;:&quot;Sutton&quot;,&quot;given&quot;:&quot;Christopher&quot;}],&quot;issued&quot;:{&quot;date-parts&quot;:[[&quot;2018&quot;,7]]}}}],&quot;schema&quot;:&quot;https://github.com/citation-style-language/schema/raw/master/csl-citation.json&quot;} RNDDXxB4Knzaf"/></text:p>
      <text:p text:style-name="FigureWithCaption">!<text:span text:style-name="T6">[Comparison of DFT-only and ML-assisted machine learning schemes](./dft-ml-experiment-comparison.jpg)</text:span></text:p>
      <text:p text:style-name="FigureCaption">Comparison of experimental, DFT-only, and ML-assisted pathways for estimating catalyst performance. Once trained with active learning, the ML model can exploit adsorbate scaling relations, BEP (Brønsted-Evans-Polanyi) relations, and volcano surface calculations to cheaply calculate binding energies, reaction activation barriers, and catalyst activity, respectively. ML prediction is usually at least O(10<text:span text:style-name="T3">3</text:span>) times faster than DFT prediction. Adapted from ref. <text:reference-mark-start text:name="ZOTERO_ITEM CSL_CITATION {&quot;citationID&quot;:&quot;qdfbnVOS&quot;,&quot;properties&quot;:{&quot;formattedCitation&quot;:&quot;[6]&quot;,&quot;plainCitation&quot;:&quot;[6]&quot;,&quot;noteIndex&quot;:0},&quot;citationItems&quot;:[{&quot;id&quot;:866,&quot;uris&quot;:[&quot;http://zotero.org/users/2842091/items/I72TPD9S&quot;],&quot;uri&quot;:[&quot;http://zotero.org/users/2842091/items/I72TPD9S&quot;],&quot;itemData&quot;:{&quot;id&quot;:866,&quot;type&quot;:&quot;article-journal&quot;,&quot;container-title&quot;:&quot;Nature Communications&quot;,&quot;DOI&quot;:&quot;10.1038/ncomms14621&quot;,&quot;ISSN&quot;:&quot;2041-1723&quot;,&quot;language&quot;:&quot;en&quot;,&quot;page&quot;:&quot;14621&quot;,&quot;source&quot;:&quot;Crossref&quot;,&quot;title&quot;:&quot;To address surface reaction network complexity using scaling relations machine learning and DFT calculations&quot;,&quot;volume&quot;:&quot;8&quot;,&quot;author&quot;:[{&quot;family&quot;:&quot;Ulissi&quot;,&quot;given&quot;:&quot;Zachary W.&quot;},{&quot;family&quot;:&quot;Medford&quot;,&quot;given&quot;:&quot;Andrew J.&quot;},{&quot;family&quot;:&quot;Bligaard&quot;,&quot;given&quot;:&quot;Thomas&quot;},{&quot;family&quot;:&quot;Nørskov&quot;,&quot;given&quot;:&quot;Jens K.&quot;}],&quot;issued&quot;:{&quot;date-parts&quot;:[[&quot;2017&quot;,3,6]]}}}],&quot;schema&quot;:&quot;https://github.com/citation-style-language/schema/raw/master/csl-citation.json&quot;} RNDcKzdV2Pq7e"/>[6]<text:reference-mark-end text:name="ZOTERO_ITEM CSL_CITATION {&quot;citationID&quot;:&quot;qdfbnVOS&quot;,&quot;properties&quot;:{&quot;formattedCitation&quot;:&quot;[6]&quot;,&quot;plainCitation&quot;:&quot;[6]&quot;,&quot;noteIndex&quot;:0},&quot;citationItems&quot;:[{&quot;id&quot;:866,&quot;uris&quot;:[&quot;http://zotero.org/users/2842091/items/I72TPD9S&quot;],&quot;uri&quot;:[&quot;http://zotero.org/users/2842091/items/I72TPD9S&quot;],&quot;itemData&quot;:{&quot;id&quot;:866,&quot;type&quot;:&quot;article-journal&quot;,&quot;container-title&quot;:&quot;Nature Communications&quot;,&quot;DOI&quot;:&quot;10.1038/ncomms14621&quot;,&quot;ISSN&quot;:&quot;2041-1723&quot;,&quot;language&quot;:&quot;en&quot;,&quot;page&quot;:&quot;14621&quot;,&quot;source&quot;:&quot;Crossref&quot;,&quot;title&quot;:&quot;To address surface reaction network complexity using scaling relations machine learning and DFT calculations&quot;,&quot;volume&quot;:&quot;8&quot;,&quot;author&quot;:[{&quot;family&quot;:&quot;Ulissi&quot;,&quot;given&quot;:&quot;Zachary W.&quot;},{&quot;family&quot;:&quot;Medford&quot;,&quot;given&quot;:&quot;Andrew J.&quot;},{&quot;family&quot;:&quot;Bligaard&quot;,&quot;given&quot;:&quot;Thomas&quot;},{&quot;family&quot;:&quot;Nørskov&quot;,&quot;given&quot;:&quot;Jens K.&quot;}],&quot;issued&quot;:{&quot;date-parts&quot;:[[&quot;2017&quot;,3,6]]}}}],&quot;schema&quot;:&quot;https://github.com/citation-style-language/schema/raw/master/csl-citation.json&quot;} RNDcKzdV2Pq7e"/></text:p>
      <text:p text:style-name="Text_20_body">Supervised ML learns correlations between sets of input and output training data to gain the ability to predict what output should result from a new input. My research focuses on training supervised ML models to act as surrogate DFT calculators, a scheme which can estimate binding energies approximately 10<text:span text:style-name="T3">3</text:span> times faster than analogous DFT calculation. In this scheme, a supervised ML model predicts a binding energy given only the geometry and atomic identities of an adsorbed slab. If trained on enough data, such a model could screen a large catalyst space in a more reasonable amount of time by rapidly predicting whether a binding energy falls within a window known to lead to high catalyst activity. This would greatly accelerate the search for a performant catalyst.</text:p>
      <text:p text:style-name="Text_20_body">Several software packages implement some of the features useful for constructing these models. The GASpy software package<text:reference-mark-start text:name="ZOTERO_ITEM CSL_CITATION {&quot;citationID&quot;:&quot;OWTaM3JN&quot;,&quot;properties&quot;:{&quot;formattedCitation&quot;:&quot;[7]&quot;,&quot;plainCitation&quot;:&quot;[7]&quot;,&quot;noteIndex&quot;:0},&quot;citationItems&quot;:[{&quot;id&quot;:479,&quot;uris&quot;:[&quot;http://zotero.org/users/2842091/items/NFG5TT54&quot;],&quot;uri&quot;:[&quot;http://zotero.org/users/2842091/items/NFG5TT54&quot;],&quot;itemData&quot;:{&quot;id&quot;:479,&quot;type&quot;:&quot;article-journal&quot;,&quot;abstract&quot;:&quot;The design of new catalysts for electrochemical energy storage is of utmost importance. Here, an automated computational screening method is used to identify over 100 intermetallic surfaces as efficient electrocatalysts for CO2 reduction and H2 evolution.&quot;,&quot;container-title&quot;:&quot;Nature Catalysis&quot;,&quot;DOI&quot;:&quot;10.1038/s41929-018-0142-1&quot;,&quot;ISSN&quot;:&quot;2520-1158&quot;,&quot;issue&quot;:&quot;9&quot;,&quot;language&quot;:&quot;en&quot;,&quot;page&quot;:&quot;696-703&quot;,&quot;source&quot;:&quot;www.nature.com&quot;,&quot;title&quot;:&quot;Active learning across intermetallics to guide discovery of electrocatalysts for CO&lt;sub&gt;2&lt;/sub&gt; reduction and H&lt;sub&gt;2&lt;/sub&gt; evolution&quot;,&quot;volume&quot;:&quot;1&quot;,&quot;author&quot;:[{&quot;family&quot;:&quot;Tran&quot;,&quot;given&quot;:&quot;Kevin&quot;},{&quot;family&quot;:&quot;Ulissi&quot;,&quot;given&quot;:&quot;Zachary W.&quot;}],&quot;issued&quot;:{&quot;date-parts&quot;:[[&quot;2018&quot;,9]]}}}],&quot;schema&quot;:&quot;https://github.com/citation-style-language/schema/raw/master/csl-citation.json&quot;} RND5syg1n3JPT"/>[7]<text:reference-mark-end text:name="ZOTERO_ITEM CSL_CITATION {&quot;citationID&quot;:&quot;OWTaM3JN&quot;,&quot;properties&quot;:{&quot;formattedCitation&quot;:&quot;[7]&quot;,&quot;plainCitation&quot;:&quot;[7]&quot;,&quot;noteIndex&quot;:0},&quot;citationItems&quot;:[{&quot;id&quot;:479,&quot;uris&quot;:[&quot;http://zotero.org/users/2842091/items/NFG5TT54&quot;],&quot;uri&quot;:[&quot;http://zotero.org/users/2842091/items/NFG5TT54&quot;],&quot;itemData&quot;:{&quot;id&quot;:479,&quot;type&quot;:&quot;article-journal&quot;,&quot;abstract&quot;:&quot;The design of new catalysts for electrochemical energy storage is of utmost importance. Here, an automated computational screening method is used to identify over 100 intermetallic surfaces as efficient electrocatalysts for CO2 reduction and H2 evolution.&quot;,&quot;container-title&quot;:&quot;Nature Catalysis&quot;,&quot;DOI&quot;:&quot;10.1038/s41929-018-0142-1&quot;,&quot;ISSN&quot;:&quot;2520-1158&quot;,&quot;issue&quot;:&quot;9&quot;,&quot;language&quot;:&quot;en&quot;,&quot;page&quot;:&quot;696-703&quot;,&quot;source&quot;:&quot;www.nature.com&quot;,&quot;title&quot;:&quot;Active learning across intermetallics to guide discovery of electrocatalysts for CO&lt;sub&gt;2&lt;/sub&gt; reduction and H&lt;sub&gt;2&lt;/sub&gt; evolution&quot;,&quot;volume&quot;:&quot;1&quot;,&quot;author&quot;:[{&quot;family&quot;:&quot;Tran&quot;,&quot;given&quot;:&quot;Kevin&quot;},{&quot;family&quot;:&quot;Ulissi&quot;,&quot;given&quot;:&quot;Zachary W.&quot;}],&quot;issued&quot;:{&quot;date-parts&quot;:[[&quot;2018&quot;,9]]}}}],&quot;schema&quot;:&quot;https://github.com/citation-style-language/schema/raw/master/csl-citation.json&quot;} RND5syg1n3JPT"/> automates the combinatorial calculation of potentially thousands of adsorption energies of common monodentate adsorbates across multiple facets on bielemental crystal structures. It uses the Atomic Simulation Environment<text:reference-mark-start text:name="ZOTERO_ITEM CSL_CITATION {&quot;citationID&quot;:&quot;UrZqK9wz&quot;,&quot;properties&quot;:{&quot;formattedCitation&quot;:&quot;[8]&quot;,&quot;plainCitation&quot;:&quot;[8]&quot;,&quot;noteIndex&quot;:0},&quot;citationItems&quot;:[{&quot;id&quot;:644,&quot;uris&quot;:[&quot;http://zotero.org/users/2842091/items/LAYWXCKJ&quot;],&quot;uri&quot;:[&quot;http://zotero.org/users/2842091/items/LAYWXCKJ&quot;],&quot;itemData&quot;:{&quot;id&quot;:644,&quot;type&quot;:&quot;article-journal&quot;,&quot;abstract&quot;:&quot;The atomic simulation environment (ASE) is a software package written in the Python programming language with the aim of setting up, steering, and analyzing atomistic simulations. In ASE, tasks are fully scripted in Python. The powerful syntax of Python combined with the NumPy array library make it possible to perform very complex simulation tasks. For example, a sequence of calculations may be performed with the use of a simple ‘for-loop’ construction. Calculations of energy, forces, stresses and other quantities are performed through interfaces to many external electronic structure codes or force fields using a uniform interface. On top of this calculator interface, ASE provides modules for performing many standard simulation tasks such as structure optimization, molecular dynamics, handling of constraints and performing nudged elastic band calculations.&quot;,&quot;container-title&quot;:&quot;Journal of Physics: Condensed Matter&quot;,&quot;DOI&quot;:&quot;10.1088/1361-648X/aa680e&quot;,&quot;ISSN&quot;:&quot;0953-8984&quot;,&quot;issue&quot;:&quot;27&quot;,&quot;journalAbbreviation&quot;:&quot;J. Phys.: Condens. Matter&quot;,&quot;language&quot;:&quot;en&quot;,&quot;note&quot;:&quot;tex.ids: hjorthlarsenAtomicSimulationEnvironmenta2017\nPMID: 28323250&quot;,&quot;page&quot;:&quot;273002&quot;,&quot;source&quot;:&quot;Institute of Physics&quot;,&quot;title&quot;:&quot;The atomic simulation environment—a Python library for working with atoms&quot;,&quot;volume&quot;:&quot;29&quot;,&quot;author&quot;:[{&quot;family&quot;:&quot;Larsen&quot;,&quot;given&quot;:&quot;Ask Hjorth&quot;},{&quot;family&quot;:&quot;Mortensen&quot;,&quot;given&quot;:&quot;Jens Jørgen&quot;},{&quot;family&quot;:&quot;Blomqvist&quot;,&quot;given&quot;:&quot;Jakob&quot;},{&quot;family&quot;:&quot;Castelli&quot;,&quot;given&quot;:&quot;Ivano E.&quot;},{&quot;family&quot;:&quot;Christensen&quot;,&quot;given&quot;:&quot;Rune&quot;},{&quot;family&quot;:&quot;Du\\lak&quot;,&quot;given&quot;:&quot;Marcin&quot;},{&quot;family&quot;:&quot;Friis&quot;,&quot;given&quot;:&quot;Jesper&quot;},{&quot;family&quot;:&quot;Groves&quot;,&quot;given&quot;:&quot;Michael N.&quot;},{&quot;family&quot;:&quot;Hammer&quot;,&quot;given&quot;:&quot;Bjørk&quot;},{&quot;family&quot;:&quot;Hargus&quot;,&quot;given&quot;:&quot;Cory&quot;},{&quot;family&quot;:&quot;Hermes&quot;,&quot;given&quot;:&quot;Eric D.&quot;},{&quot;family&quot;:&quot;Jennings&quot;,&quot;given&quot;:&quot;Paul C.&quot;},{&quot;family&quot;:&quot;Jensen&quot;,&quot;given&quot;:&quot;Peter Bjerre&quot;},{&quot;family&quot;:&quot;Kermode&quot;,&quot;given&quot;:&quot;James&quot;},{&quot;family&quot;:&quot;Kitchin&quot;,&quot;given&quot;:&quot;John R.&quot;},{&quot;family&quot;:&quot;Kolsbjerg&quot;,&quot;given&quot;:&quot;Esben Leonhard&quot;},{&quot;family&quot;:&quot;Kubal&quot;,&quot;given&quot;:&quot;Joseph&quot;},{&quot;family&quot;:&quot;Kaasbjerg&quot;,&quot;given&quot;:&quot;Kristen&quot;},{&quot;family&quot;:&quot;Lysgaard&quot;,&quot;given&quot;:&quot;Steen&quot;},{&quot;family&quot;:&quot;Maronsson&quot;,&quot;given&quot;:&quot;Jón Bergmann&quot;},{&quot;family&quot;:&quot;Maxson&quot;,&quot;given&quot;:&quot;Tristan&quot;},{&quot;family&quot;:&quot;Olsen&quot;,&quot;given&quot;:&quot;Thomas&quot;},{&quot;family&quot;:&quot;Pastewka&quot;,&quot;given&quot;:&quot;Lars&quot;},{&quot;family&quot;:&quot;Peterson&quot;,&quot;given&quot;:&quot;Andrew&quot;},{&quot;family&quot;:&quot;Rostgaard&quot;,&quot;given&quot;:&quot;Carsten&quot;},{&quot;family&quot;:&quot;Schiøtz&quot;,&quot;given&quot;:&quot;Jakob&quot;},{&quot;family&quot;:&quot;Schütt&quot;,&quot;given&quot;:&quot;Ole&quot;},{&quot;family&quot;:&quot;Strange&quot;,&quot;given&quot;:&quot;Mikkel&quot;},{&quot;family&quot;:&quot;Thygesen&quot;,&quot;given&quot;:&quot;Kristian S.&quot;},{&quot;family&quot;:&quot;Vegge&quot;,&quot;given&quot;:&quot;Tejs&quot;},{&quot;family&quot;:&quot;Vilhelmsen&quot;,&quot;given&quot;:&quot;Lasse&quot;},{&quot;family&quot;:&quot;Walter&quot;,&quot;given&quot;:&quot;Michael&quot;},{&quot;family&quot;:&quot;Zeng&quot;,&quot;given&quot;:&quot;Zhenhua&quot;},{&quot;family&quot;:&quot;Jacobsen&quot;,&quot;given&quot;:&quot;Karsten W.&quot;}],&quot;issued&quot;:{&quot;date-parts&quot;:[[&quot;2017&quot;,6]]}}}],&quot;schema&quot;:&quot;https://github.com/citation-style-language/schema/raw/master/csl-citation.json&quot;} RNDh39tgLxGzZ"/>[8]<text:reference-mark-end text:name="ZOTERO_ITEM CSL_CITATION {&quot;citationID&quot;:&quot;UrZqK9wz&quot;,&quot;properties&quot;:{&quot;formattedCitation&quot;:&quot;[8]&quot;,&quot;plainCitation&quot;:&quot;[8]&quot;,&quot;noteIndex&quot;:0},&quot;citationItems&quot;:[{&quot;id&quot;:644,&quot;uris&quot;:[&quot;http://zotero.org/users/2842091/items/LAYWXCKJ&quot;],&quot;uri&quot;:[&quot;http://zotero.org/users/2842091/items/LAYWXCKJ&quot;],&quot;itemData&quot;:{&quot;id&quot;:644,&quot;type&quot;:&quot;article-journal&quot;,&quot;abstract&quot;:&quot;The atomic simulation environment (ASE) is a software package written in the Python programming language with the aim of setting up, steering, and analyzing atomistic simulations. In ASE, tasks are fully scripted in Python. The powerful syntax of Python combined with the NumPy array library make it possible to perform very complex simulation tasks. For example, a sequence of calculations may be performed with the use of a simple ‘for-loop’ construction. Calculations of energy, forces, stresses and other quantities are performed through interfaces to many external electronic structure codes or force fields using a uniform interface. On top of this calculator interface, ASE provides modules for performing many standard simulation tasks such as structure optimization, molecular dynamics, handling of constraints and performing nudged elastic band calculations.&quot;,&quot;container-title&quot;:&quot;Journal of Physics: Condensed Matter&quot;,&quot;DOI&quot;:&quot;10.1088/1361-648X/aa680e&quot;,&quot;ISSN&quot;:&quot;0953-8984&quot;,&quot;issue&quot;:&quot;27&quot;,&quot;journalAbbreviation&quot;:&quot;J. Phys.: Condens. Matter&quot;,&quot;language&quot;:&quot;en&quot;,&quot;note&quot;:&quot;tex.ids: hjorthlarsenAtomicSimulationEnvironmenta2017\nPMID: 28323250&quot;,&quot;page&quot;:&quot;273002&quot;,&quot;source&quot;:&quot;Institute of Physics&quot;,&quot;title&quot;:&quot;The atomic simulation environment—a Python library for working with atoms&quot;,&quot;volume&quot;:&quot;29&quot;,&quot;author&quot;:[{&quot;family&quot;:&quot;Larsen&quot;,&quot;given&quot;:&quot;Ask Hjorth&quot;},{&quot;family&quot;:&quot;Mortensen&quot;,&quot;given&quot;:&quot;Jens Jørgen&quot;},{&quot;family&quot;:&quot;Blomqvist&quot;,&quot;given&quot;:&quot;Jakob&quot;},{&quot;family&quot;:&quot;Castelli&quot;,&quot;given&quot;:&quot;Ivano E.&quot;},{&quot;family&quot;:&quot;Christensen&quot;,&quot;given&quot;:&quot;Rune&quot;},{&quot;family&quot;:&quot;Du\\lak&quot;,&quot;given&quot;:&quot;Marcin&quot;},{&quot;family&quot;:&quot;Friis&quot;,&quot;given&quot;:&quot;Jesper&quot;},{&quot;family&quot;:&quot;Groves&quot;,&quot;given&quot;:&quot;Michael N.&quot;},{&quot;family&quot;:&quot;Hammer&quot;,&quot;given&quot;:&quot;Bjørk&quot;},{&quot;family&quot;:&quot;Hargus&quot;,&quot;given&quot;:&quot;Cory&quot;},{&quot;family&quot;:&quot;Hermes&quot;,&quot;given&quot;:&quot;Eric D.&quot;},{&quot;family&quot;:&quot;Jennings&quot;,&quot;given&quot;:&quot;Paul C.&quot;},{&quot;family&quot;:&quot;Jensen&quot;,&quot;given&quot;:&quot;Peter Bjerre&quot;},{&quot;family&quot;:&quot;Kermode&quot;,&quot;given&quot;:&quot;James&quot;},{&quot;family&quot;:&quot;Kitchin&quot;,&quot;given&quot;:&quot;John R.&quot;},{&quot;family&quot;:&quot;Kolsbjerg&quot;,&quot;given&quot;:&quot;Esben Leonhard&quot;},{&quot;family&quot;:&quot;Kubal&quot;,&quot;given&quot;:&quot;Joseph&quot;},{&quot;family&quot;:&quot;Kaasbjerg&quot;,&quot;given&quot;:&quot;Kristen&quot;},{&quot;family&quot;:&quot;Lysgaard&quot;,&quot;given&quot;:&quot;Steen&quot;},{&quot;family&quot;:&quot;Maronsson&quot;,&quot;given&quot;:&quot;Jón Bergmann&quot;},{&quot;family&quot;:&quot;Maxson&quot;,&quot;given&quot;:&quot;Tristan&quot;},{&quot;family&quot;:&quot;Olsen&quot;,&quot;given&quot;:&quot;Thomas&quot;},{&quot;family&quot;:&quot;Pastewka&quot;,&quot;given&quot;:&quot;Lars&quot;},{&quot;family&quot;:&quot;Peterson&quot;,&quot;given&quot;:&quot;Andrew&quot;},{&quot;family&quot;:&quot;Rostgaard&quot;,&quot;given&quot;:&quot;Carsten&quot;},{&quot;family&quot;:&quot;Schiøtz&quot;,&quot;given&quot;:&quot;Jakob&quot;},{&quot;family&quot;:&quot;Schütt&quot;,&quot;given&quot;:&quot;Ole&quot;},{&quot;family&quot;:&quot;Strange&quot;,&quot;given&quot;:&quot;Mikkel&quot;},{&quot;family&quot;:&quot;Thygesen&quot;,&quot;given&quot;:&quot;Kristian S.&quot;},{&quot;family&quot;:&quot;Vegge&quot;,&quot;given&quot;:&quot;Tejs&quot;},{&quot;family&quot;:&quot;Vilhelmsen&quot;,&quot;given&quot;:&quot;Lasse&quot;},{&quot;family&quot;:&quot;Walter&quot;,&quot;given&quot;:&quot;Michael&quot;},{&quot;family&quot;:&quot;Zeng&quot;,&quot;given&quot;:&quot;Zhenhua&quot;},{&quot;family&quot;:&quot;Jacobsen&quot;,&quot;given&quot;:&quot;Karsten W.&quot;}],&quot;issued&quot;:{&quot;date-parts&quot;:[[&quot;2017&quot;,6]]}}}],&quot;schema&quot;:&quot;https://github.com/citation-style-language/schema/raw/master/csl-citation.json&quot;} RNDh39tgLxGzZ"/> to carry out atomic transformations and has been used to calculate CO and H binding energies on bimetallic alloys<text:reference-mark-start text:name="ZOTERO_ITEM CSL_CITATION {&quot;citationID&quot;:&quot;uYo9VOqu&quot;,&quot;properties&quot;:{&quot;formattedCitation&quot;:&quot;[7]&quot;,&quot;plainCitation&quot;:&quot;[7]&quot;,&quot;noteIndex&quot;:0},&quot;citationItems&quot;:[{&quot;id&quot;:479,&quot;uris&quot;:[&quot;http://zotero.org/users/2842091/items/NFG5TT54&quot;],&quot;uri&quot;:[&quot;http://zotero.org/users/2842091/items/NFG5TT54&quot;],&quot;itemData&quot;:{&quot;id&quot;:479,&quot;type&quot;:&quot;article-journal&quot;,&quot;abstract&quot;:&quot;The design of new catalysts for electrochemical energy storage is of utmost importance. Here, an automated computational screening method is used to identify over 100 intermetallic surfaces as efficient electrocatalysts for CO2 reduction and H2 evolution.&quot;,&quot;container-title&quot;:&quot;Nature Catalysis&quot;,&quot;DOI&quot;:&quot;10.1038/s41929-018-0142-1&quot;,&quot;ISSN&quot;:&quot;2520-1158&quot;,&quot;issue&quot;:&quot;9&quot;,&quot;language&quot;:&quot;en&quot;,&quot;page&quot;:&quot;696-703&quot;,&quot;source&quot;:&quot;www.nature.com&quot;,&quot;title&quot;:&quot;Active learning across intermetallics to guide discovery of electrocatalysts for CO&lt;sub&gt;2&lt;/sub&gt; reduction and H&lt;sub&gt;2&lt;/sub&gt; evolution&quot;,&quot;volume&quot;:&quot;1&quot;,&quot;author&quot;:[{&quot;family&quot;:&quot;Tran&quot;,&quot;given&quot;:&quot;Kevin&quot;},{&quot;family&quot;:&quot;Ulissi&quot;,&quot;given&quot;:&quot;Zachary W.&quot;}],&quot;issued&quot;:{&quot;date-parts&quot;:[[&quot;2018&quot;,9]]}}}],&quot;schema&quot;:&quot;https://github.com/citation-style-language/schema/raw/master/csl-citation.json&quot;} RNDj5MQCb5dgf"/>[7]<text:reference-mark-end text:name="ZOTERO_ITEM CSL_CITATION {&quot;citationID&quot;:&quot;uYo9VOqu&quot;,&quot;properties&quot;:{&quot;formattedCitation&quot;:&quot;[7]&quot;,&quot;plainCitation&quot;:&quot;[7]&quot;,&quot;noteIndex&quot;:0},&quot;citationItems&quot;:[{&quot;id&quot;:479,&quot;uris&quot;:[&quot;http://zotero.org/users/2842091/items/NFG5TT54&quot;],&quot;uri&quot;:[&quot;http://zotero.org/users/2842091/items/NFG5TT54&quot;],&quot;itemData&quot;:{&quot;id&quot;:479,&quot;type&quot;:&quot;article-journal&quot;,&quot;abstract&quot;:&quot;The design of new catalysts for electrochemical energy storage is of utmost importance. Here, an automated computational screening method is used to identify over 100 intermetallic surfaces as efficient electrocatalysts for CO2 reduction and H2 evolution.&quot;,&quot;container-title&quot;:&quot;Nature Catalysis&quot;,&quot;DOI&quot;:&quot;10.1038/s41929-018-0142-1&quot;,&quot;ISSN&quot;:&quot;2520-1158&quot;,&quot;issue&quot;:&quot;9&quot;,&quot;language&quot;:&quot;en&quot;,&quot;page&quot;:&quot;696-703&quot;,&quot;source&quot;:&quot;www.nature.com&quot;,&quot;title&quot;:&quot;Active learning across intermetallics to guide discovery of electrocatalysts for CO&lt;sub&gt;2&lt;/sub&gt; reduction and H&lt;sub&gt;2&lt;/sub&gt; evolution&quot;,&quot;volume&quot;:&quot;1&quot;,&quot;author&quot;:[{&quot;family&quot;:&quot;Tran&quot;,&quot;given&quot;:&quot;Kevin&quot;},{&quot;family&quot;:&quot;Ulissi&quot;,&quot;given&quot;:&quot;Zachary W.&quot;}],&quot;issued&quot;:{&quot;date-parts&quot;:[[&quot;2018&quot;,9]]}}}],&quot;schema&quot;:&quot;https://github.com/citation-style-language/schema/raw/master/csl-citation.json&quot;} RNDj5MQCb5dgf"/> and, more recently, energies on Cu alloys for nitrate-to-ammonia reduction.<text:reference-mark-start text:name="ZOTERO_ITEM CSL_CITATION {&quot;citationID&quot;:&quot;YBrd3N8m&quot;,&quot;properties&quot;:{&quot;formattedCitation&quot;:&quot;[9]&quot;,&quot;plainCitation&quot;:&quot;[9]&quot;,&quot;noteIndex&quot;:0},&quot;citationItems&quot;:[{&quot;id&quot;:464,&quot;uris&quot;:[&quot;http://zotero.org/users/2842091/items/SRCD7NKT&quot;],&quot;uri&quot;:[&quot;http://zotero.org/users/2842091/items/SRCD7NKT&quot;],&quot;itemData&quot;:{&quot;id&quot;:464,&quot;type&quot;:&quot;article-journal&quot;,&quot;abstract&quot;:&quot;Electrochemical conversion of NO3- into ammonia (NH3) recycles nitrogen and offers a route to NH3 production that is more valuable than dinitrogen gas. However, today’s development of NO3- electroreduction remains hindered by the lack of a mechanistic picture of how catalyst structure may be tuned to enhance catalytic activity. Here we demonstrate enhanced nitrate reduction reaction (NO3-RR) performance on Cu50Ni50 alloy catalysts, including a 0.12 V upshift in the half-wave potential and a 6-fold increase in activity compared to pure Cu at 0 V vs. reversible hydrogen electrode (RHE). Ni alloying enables tuning of the Cu d-band center and modulates the adsorption energies of intermediates such as *NO3, *NO2, and *NH2. Using density functional theory (DFT) calculations, we identify a NO3-RR-to-NH3 pathway and offer an adsorption energy-activity relationship for the CuNi alloy system. This correlation between catalyst electronic structure and NO3-RR activity offers a design platform for further development of NO3-RR catalysts.&quot;,&quot;container-title&quot;:&quot;Journal of the American Chemical Society&quot;,&quot;DOI&quot;:&quot;10.1021/jacs.9b13347&quot;,&quot;ISSN&quot;:&quot;0002-7863&quot;,&quot;journalAbbreviation&quot;:&quot;J. Am. Chem. Soc.&quot;,&quot;note&quot;:&quot;tex.ids: wangEnhancedNitratetoAmmoniaActivity2020\npublisher: American Chemical Society&quot;,&quot;source&quot;:&quot;ACS Publications&quot;,&quot;title&quot;:&quot;Enhanced nitrate-to-ammonia activity on copper-nickel alloys via tuning of intermediate adsorption&quot;,&quot;URL&quot;:&quot;https://doi.org/10.1021/jacs.9b13347&quot;,&quot;author&quot;:[{&quot;family&quot;:&quot;Wang&quot;,&quot;given&quot;:&quot;Yuhang&quot;},{&quot;family&quot;:&quot;Xu&quot;,&quot;given&quot;:&quot;Aoni&quot;},{&quot;family&quot;:&quot;Wang&quot;,&quot;given&quot;:&quot;Ziyun&quot;},{&quot;family&quot;:&quot;Huang&quot;,&quot;given&quot;:&quot;Linsong&quot;},{&quot;family&quot;:&quot;Li&quot;,&quot;given&quot;:&quot;Jun&quot;},{&quot;family&quot;:&quot;Li&quot;,&quot;given&quot;:&quot;Fengwang&quot;},{&quot;family&quot;:&quot;Wicks&quot;,&quot;given&quot;:&quot;Joshua&quot;},{&quot;family&quot;:&quot;Luo&quot;,&quot;given&quot;:&quot;Mingchuan&quot;},{&quot;family&quot;:&quot;Nam&quot;,&quot;given&quot;:&quot;Dae-Hyun&quot;},{&quot;family&quot;:&quot;Tan&quot;,&quot;given&quot;:&quot;Chih-Shan&quot;},{&quot;family&quot;:&quot;Ding&quot;,&quot;given&quot;:&quot;Yu&quot;},{&quot;family&quot;:&quot;Wu&quot;,&quot;given&quot;:&quot;Jiawen&quot;},{&quot;family&quot;:&quot;Lum&quot;,&quot;given&quot;:&quot;Yanwei&quot;},{&quot;family&quot;:&quot;Dinh&quot;,&quot;given&quot;:&quot;Cao-Thang&quot;},{&quot;family&quot;:&quot;Sinton&quot;,&quot;given&quot;:&quot;David&quot;},{&quot;family&quot;:&quot;Zheng&quot;,&quot;given&quot;:&quot;Gengfeng&quot;},{&quot;family&quot;:&quot;Sargent&quot;,&quot;given&quot;:&quot;Edward H.&quot;}],&quot;accessed&quot;:{&quot;date-parts&quot;:[[&quot;2020&quot;,3,9]]},&quot;issued&quot;:{&quot;date-parts&quot;:[[&quot;2020&quot;,3,2]]}}}],&quot;schema&quot;:&quot;https://github.com/citation-style-language/schema/raw/master/csl-citation.json&quot;} RNDlIj9NwvrR2"/>[9]<text:reference-mark-end text:name="ZOTERO_ITEM CSL_CITATION {&quot;citationID&quot;:&quot;YBrd3N8m&quot;,&quot;properties&quot;:{&quot;formattedCitation&quot;:&quot;[9]&quot;,&quot;plainCitation&quot;:&quot;[9]&quot;,&quot;noteIndex&quot;:0},&quot;citationItems&quot;:[{&quot;id&quot;:464,&quot;uris&quot;:[&quot;http://zotero.org/users/2842091/items/SRCD7NKT&quot;],&quot;uri&quot;:[&quot;http://zotero.org/users/2842091/items/SRCD7NKT&quot;],&quot;itemData&quot;:{&quot;id&quot;:464,&quot;type&quot;:&quot;article-journal&quot;,&quot;abstract&quot;:&quot;Electrochemical conversion of NO3- into ammonia (NH3) recycles nitrogen and offers a route to NH3 production that is more valuable than dinitrogen gas. However, today’s development of NO3- electroreduction remains hindered by the lack of a mechanistic picture of how catalyst structure may be tuned to enhance catalytic activity. Here we demonstrate enhanced nitrate reduction reaction (NO3-RR) performance on Cu50Ni50 alloy catalysts, including a 0.12 V upshift in the half-wave potential and a 6-fold increase in activity compared to pure Cu at 0 V vs. reversible hydrogen electrode (RHE). Ni alloying enables tuning of the Cu d-band center and modulates the adsorption energies of intermediates such as *NO3, *NO2, and *NH2. Using density functional theory (DFT) calculations, we identify a NO3-RR-to-NH3 pathway and offer an adsorption energy-activity relationship for the CuNi alloy system. This correlation between catalyst electronic structure and NO3-RR activity offers a design platform for further development of NO3-RR catalysts.&quot;,&quot;container-title&quot;:&quot;Journal of the American Chemical Society&quot;,&quot;DOI&quot;:&quot;10.1021/jacs.9b13347&quot;,&quot;ISSN&quot;:&quot;0002-7863&quot;,&quot;journalAbbreviation&quot;:&quot;J. Am. Chem. Soc.&quot;,&quot;note&quot;:&quot;tex.ids: wangEnhancedNitratetoAmmoniaActivity2020\npublisher: American Chemical Society&quot;,&quot;source&quot;:&quot;ACS Publications&quot;,&quot;title&quot;:&quot;Enhanced nitrate-to-ammonia activity on copper-nickel alloys via tuning of intermediate adsorption&quot;,&quot;URL&quot;:&quot;https://doi.org/10.1021/jacs.9b13347&quot;,&quot;author&quot;:[{&quot;family&quot;:&quot;Wang&quot;,&quot;given&quot;:&quot;Yuhang&quot;},{&quot;family&quot;:&quot;Xu&quot;,&quot;given&quot;:&quot;Aoni&quot;},{&quot;family&quot;:&quot;Wang&quot;,&quot;given&quot;:&quot;Ziyun&quot;},{&quot;family&quot;:&quot;Huang&quot;,&quot;given&quot;:&quot;Linsong&quot;},{&quot;family&quot;:&quot;Li&quot;,&quot;given&quot;:&quot;Jun&quot;},{&quot;family&quot;:&quot;Li&quot;,&quot;given&quot;:&quot;Fengwang&quot;},{&quot;family&quot;:&quot;Wicks&quot;,&quot;given&quot;:&quot;Joshua&quot;},{&quot;family&quot;:&quot;Luo&quot;,&quot;given&quot;:&quot;Mingchuan&quot;},{&quot;family&quot;:&quot;Nam&quot;,&quot;given&quot;:&quot;Dae-Hyun&quot;},{&quot;family&quot;:&quot;Tan&quot;,&quot;given&quot;:&quot;Chih-Shan&quot;},{&quot;family&quot;:&quot;Ding&quot;,&quot;given&quot;:&quot;Yu&quot;},{&quot;family&quot;:&quot;Wu&quot;,&quot;given&quot;:&quot;Jiawen&quot;},{&quot;family&quot;:&quot;Lum&quot;,&quot;given&quot;:&quot;Yanwei&quot;},{&quot;family&quot;:&quot;Dinh&quot;,&quot;given&quot;:&quot;Cao-Thang&quot;},{&quot;family&quot;:&quot;Sinton&quot;,&quot;given&quot;:&quot;David&quot;},{&quot;family&quot;:&quot;Zheng&quot;,&quot;given&quot;:&quot;Gengfeng&quot;},{&quot;family&quot;:&quot;Sargent&quot;,&quot;given&quot;:&quot;Edward H.&quot;}],&quot;accessed&quot;:{&quot;date-parts&quot;:[[&quot;2020&quot;,3,9]]},&quot;issued&quot;:{&quot;date-parts&quot;:[[&quot;2020&quot;,3,2]]}}}],&quot;schema&quot;:&quot;https://github.com/citation-style-language/schema/raw/master/csl-citation.json&quot;} RNDlIj9NwvrR2"/> The Atomate<text:reference-mark-start text:name="ZOTERO_ITEM CSL_CITATION {&quot;citationID&quot;:&quot;XQCcFgKm&quot;,&quot;properties&quot;:{&quot;formattedCitation&quot;:&quot;[10]&quot;,&quot;plainCitation&quot;:&quot;[10]&quot;,&quot;noteIndex&quot;:0},&quot;citationItems&quot;:[{&quot;id&quot;:2933,&quot;uris&quot;:[&quot;http://zotero.org/users/2842091/items/FEHUUGBY&quot;],&quot;uri&quot;:[&quot;http://zotero.org/users/2842091/items/FEHUUGBY&quot;],&quot;itemData&quot;:{&quot;id&quot;:2933,&quot;type&quot;:&quot;article-journal&quot;,&quot;container-title&quot;:&quot;Computational Materials Science&quot;,&quot;DOI&quot;:&quot;10.1016/j.commatsci.2017.07.030&quot;,&quot;ISSN&quot;:&quot;09270256&quot;,&quot;journalAbbreviation&quot;:&quot;Computational Materials Science&quot;,&quot;language&quot;:&quot;en&quot;,&quot;page&quot;:&quot;140-152&quot;,&quot;source&quot;:&quot;DOI.org (Crossref)&quot;,&quot;title&quot;:&quot;Atomate: A high-level interface to generate, execute, and analyze computational materials science workflows&quot;,&quot;title-short&quot;:&quot;Atomate&quot;,&quot;volume&quot;:&quot;139&quot;,&quot;author&quot;:[{&quot;family&quot;:&quot;Mathew&quot;,&quot;given&quot;:&quot;Kiran&quot;},{&quot;family&quot;:&quot;Montoya&quot;,&quot;given&quot;:&quot;Joseph H.&quot;},{&quot;family&quot;:&quot;Faghaninia&quot;,&quot;given&quot;:&quot;Alireza&quot;},{&quot;family&quot;:&quot;Dwarakanath&quot;,&quot;given&quot;:&quot;Shyam&quot;},{&quot;family&quot;:&quot;Aykol&quot;,&quot;given&quot;:&quot;Muratahan&quot;},{&quot;family&quot;:&quot;Tang&quot;,&quot;given&quot;:&quot;Hanmei&quot;},{&quot;family&quot;:&quot;Chu&quot;,&quot;given&quot;:&quot;Iek-heng&quot;},{&quot;family&quot;:&quot;Smidt&quot;,&quot;given&quot;:&quot;Tess&quot;},{&quot;family&quot;:&quot;Bocklund&quot;,&quot;given&quot;:&quot;Brandon&quot;},{&quot;family&quot;:&quot;Horton&quot;,&quot;given&quot;:&quot;Matthew&quot;},{&quot;family&quot;:&quot;Dagdelen&quot;,&quot;given&quot;:&quot;John&quot;},{&quot;family&quot;:&quot;Wood&quot;,&quot;given&quot;:&quot;Brandon&quot;},{&quot;family&quot;:&quot;Liu&quot;,&quot;given&quot;:&quot;Zi-Kui&quot;},{&quot;family&quot;:&quot;Neaton&quot;,&quot;given&quot;:&quot;Jeffrey&quot;},{&quot;family&quot;:&quot;Ong&quot;,&quot;given&quot;:&quot;Shyue Ping&quot;},{&quot;family&quot;:&quot;Persson&quot;,&quot;given&quot;:&quot;Kristin&quot;},{&quot;family&quot;:&quot;Jain&quot;,&quot;given&quot;:&quot;Anubhav&quot;}],&quot;issued&quot;:{&quot;date-parts&quot;:[[&quot;2017&quot;,11]]}}}],&quot;schema&quot;:&quot;https://github.com/citation-style-language/schema/raw/master/csl-citation.json&quot;} RNDWTZcokzsDX"/>[10]<text:reference-mark-end text:name="ZOTERO_ITEM CSL_CITATION {&quot;citationID&quot;:&quot;XQCcFgKm&quot;,&quot;properties&quot;:{&quot;formattedCitation&quot;:&quot;[10]&quot;,&quot;plainCitation&quot;:&quot;[10]&quot;,&quot;noteIndex&quot;:0},&quot;citationItems&quot;:[{&quot;id&quot;:2933,&quot;uris&quot;:[&quot;http://zotero.org/users/2842091/items/FEHUUGBY&quot;],&quot;uri&quot;:[&quot;http://zotero.org/users/2842091/items/FEHUUGBY&quot;],&quot;itemData&quot;:{&quot;id&quot;:2933,&quot;type&quot;:&quot;article-journal&quot;,&quot;container-title&quot;:&quot;Computational Materials Science&quot;,&quot;DOI&quot;:&quot;10.1016/j.commatsci.2017.07.030&quot;,&quot;ISSN&quot;:&quot;09270256&quot;,&quot;journalAbbreviation&quot;:&quot;Computational Materials Science&quot;,&quot;language&quot;:&quot;en&quot;,&quot;page&quot;:&quot;140-152&quot;,&quot;source&quot;:&quot;DOI.org (Crossref)&quot;,&quot;title&quot;:&quot;Atomate: A high-level interface to generate, execute, and analyze computational materials science workflows&quot;,&quot;title-short&quot;:&quot;Atomate&quot;,&quot;volume&quot;:&quot;139&quot;,&quot;author&quot;:[{&quot;family&quot;:&quot;Mathew&quot;,&quot;given&quot;:&quot;Kiran&quot;},{&quot;family&quot;:&quot;Montoya&quot;,&quot;given&quot;:&quot;Joseph H.&quot;},{&quot;family&quot;:&quot;Faghaninia&quot;,&quot;given&quot;:&quot;Alireza&quot;},{&quot;family&quot;:&quot;Dwarakanath&quot;,&quot;given&quot;:&quot;Shyam&quot;},{&quot;family&quot;:&quot;Aykol&quot;,&quot;given&quot;:&quot;Muratahan&quot;},{&quot;family&quot;:&quot;Tang&quot;,&quot;given&quot;:&quot;Hanmei&quot;},{&quot;family&quot;:&quot;Chu&quot;,&quot;given&quot;:&quot;Iek-heng&quot;},{&quot;family&quot;:&quot;Smidt&quot;,&quot;given&quot;:&quot;Tess&quot;},{&quot;family&quot;:&quot;Bocklund&quot;,&quot;given&quot;:&quot;Brandon&quot;},{&quot;family&quot;:&quot;Horton&quot;,&quot;given&quot;:&quot;Matthew&quot;},{&quot;family&quot;:&quot;Dagdelen&quot;,&quot;given&quot;:&quot;John&quot;},{&quot;family&quot;:&quot;Wood&quot;,&quot;given&quot;:&quot;Brandon&quot;},{&quot;family&quot;:&quot;Liu&quot;,&quot;given&quot;:&quot;Zi-Kui&quot;},{&quot;family&quot;:&quot;Neaton&quot;,&quot;given&quot;:&quot;Jeffrey&quot;},{&quot;family&quot;:&quot;Ong&quot;,&quot;given&quot;:&quot;Shyue Ping&quot;},{&quot;family&quot;:&quot;Persson&quot;,&quot;given&quot;:&quot;Kristin&quot;},{&quot;family&quot;:&quot;Jain&quot;,&quot;given&quot;:&quot;Anubhav&quot;}],&quot;issued&quot;:{&quot;date-parts&quot;:[[&quot;2017&quot;,11]]}}}],&quot;schema&quot;:&quot;https://github.com/citation-style-language/schema/raw/master/csl-citation.json&quot;} RNDWTZcokzsDX"/> and Rocketsled<text:reference-mark-start text:name="ZOTERO_ITEM CSL_CITATION {&quot;citationID&quot;:&quot;qwsE5CNp&quot;,&quot;properties&quot;:{&quot;formattedCitation&quot;:&quot;[11]&quot;,&quot;plainCitation&quot;:&quot;[11]&quot;,&quot;noteIndex&quot;:0},&quot;citationItems&quot;:[{&quot;id&quot;:2960,&quot;uris&quot;:[&quot;http://zotero.org/users/2842091/items/R5U3CDZC&quot;],&quot;uri&quot;:[&quot;http://zotero.org/users/2842091/items/R5U3CDZC&quot;],&quot;itemData&quot;:{&quot;id&quot;:2960,&quot;type&quot;:&quot;article-journal&quot;,&quot;container-title&quot;:&quot;Journal of Physics: Materials&quot;,&quot;DOI&quot;:&quot;10.1088/2515-7639/ab0c3d&quot;,&quot;ISSN&quot;:&quot;2515-7639&quot;,&quot;issue&quot;:&quot;3&quot;,&quot;journalAbbreviation&quot;:&quot;J. Phys. Mater.&quot;,&quot;page&quot;:&quot;034002&quot;,&quot;source&quot;:&quot;DOI.org (Crossref)&quot;,&quot;title&quot;:&quot;Rocketsled: a software library for optimizing high-throughput computational searches&quot;,&quot;title-short&quot;:&quot;Rocketsled&quot;,&quot;volume&quot;:&quot;2&quot;,&quot;author&quot;:[{&quot;family&quot;:&quot;Dunn&quot;,&quot;given&quot;:&quot;Alexander&quot;},{&quot;family&quot;:&quot;Brenneck&quot;,&quot;given&quot;:&quot;Julien&quot;},{&quot;family&quot;:&quot;Jain&quot;,&quot;given&quot;:&quot;Anubhav&quot;}],&quot;issued&quot;:{&quot;date-parts&quot;:[[&quot;2019&quot;,4,12]]}}}],&quot;schema&quot;:&quot;https://github.com/citation-style-language/schema/raw/master/csl-citation.json&quot;} RNDL5LI0rX7Tc"/>[11]<text:reference-mark-end text:name="ZOTERO_ITEM CSL_CITATION {&quot;citationID&quot;:&quot;qwsE5CNp&quot;,&quot;properties&quot;:{&quot;formattedCitation&quot;:&quot;[11]&quot;,&quot;plainCitation&quot;:&quot;[11]&quot;,&quot;noteIndex&quot;:0},&quot;citationItems&quot;:[{&quot;id&quot;:2960,&quot;uris&quot;:[&quot;http://zotero.org/users/2842091/items/R5U3CDZC&quot;],&quot;uri&quot;:[&quot;http://zotero.org/users/2842091/items/R5U3CDZC&quot;],&quot;itemData&quot;:{&quot;id&quot;:2960,&quot;type&quot;:&quot;article-journal&quot;,&quot;container-title&quot;:&quot;Journal of Physics: Materials&quot;,&quot;DOI&quot;:&quot;10.1088/2515-7639/ab0c3d&quot;,&quot;ISSN&quot;:&quot;2515-7639&quot;,&quot;issue&quot;:&quot;3&quot;,&quot;journalAbbreviation&quot;:&quot;J. Phys. Mater.&quot;,&quot;page&quot;:&quot;034002&quot;,&quot;source&quot;:&quot;DOI.org (Crossref)&quot;,&quot;title&quot;:&quot;Rocketsled: a software library for optimizing high-throughput computational searches&quot;,&quot;title-short&quot;:&quot;Rocketsled&quot;,&quot;volume&quot;:&quot;2&quot;,&quot;author&quot;:[{&quot;family&quot;:&quot;Dunn&quot;,&quot;given&quot;:&quot;Alexander&quot;},{&quot;family&quot;:&quot;Brenneck&quot;,&quot;given&quot;:&quot;Julien&quot;},{&quot;family&quot;:&quot;Jain&quot;,&quot;given&quot;:&quot;Anubhav&quot;}],&quot;issued&quot;:{&quot;date-parts&quot;:[[&quot;2019&quot;,4,12]]}}}],&quot;schema&quot;:&quot;https://github.com/citation-style-language/schema/raw/master/csl-citation.json&quot;} RNDL5LI0rX7Tc"/> packages automate many of the same tasks for workflows built on the Pymatgen<text:reference-mark-start text:name="ZOTERO_ITEM CSL_CITATION {&quot;citationID&quot;:&quot;kZcrzQK4&quot;,&quot;properties&quot;:{&quot;formattedCitation&quot;:&quot;[12]&quot;,&quot;plainCitation&quot;:&quot;[12]&quot;,&quot;noteIndex&quot;:0},&quot;citationItems&quot;:[{&quot;id&quot;:29,&quot;uris&quot;:[&quot;http://zotero.org/users/2842091/items/FJ5IYMTF&quot;],&quot;uri&quot;:[&quot;http://zotero.org/users/2842091/items/FJ5IYMTF&quot;],&quot;itemData&quot;:{&quot;id&quot;:29,&quot;type&quot;:&quot;article-journal&quot;,&quot;abstract&quot;:&quot;We present the Python Materials Genomics (pymatgen) library, a robust, open-source Python library for materials analysis. A key enabler in high-throughput computational materials science efforts is a robust set of software tools to perform initial setup for the calculations (e.g., generation of structures and necessary input files) and post-calculation analysis to derive useful material properties from raw calculated data. The pymatgen library aims to meet these needs by (1) defining core Python objects for materials data representation, (2) providing a well-tested set of structure and thermodynamic analyses relevant to many applications, and (3) establishing an open platform for researchers to collaboratively develop sophisticated analyses of materials data obtained both from first principles calculations and experiments. The pymatgen library also provides convenient tools to obtain useful materials data via the Materials Project’s REpresentational State Transfer (REST) Application Programming Interface (API). As an example, using pymatgen’s interface to the Materials Project’s RESTful API and phasediagram package, we demonstrate how the phase and electrochemical stability of a recently synthesized material, Li4SnS4, can be analyzed using a minimum of computing resources. We find that Li4SnS4 is a stable phase in the Li–Sn–S phase diagram (consistent with the fact that it can be synthesized), but the narrow range of lithium chemical potentials for which it is predicted to be stable would suggest that it is not intrinsically stable against typical electrodes used in lithium-ion batteries.&quot;,&quot;container-title&quot;:&quot;Computational Materials Science&quot;,&quot;DOI&quot;:&quot;10.1016/j.commatsci.2012.10.028&quot;,&quot;ISSN&quot;:&quot;0927-0256&quot;,&quot;journalAbbreviation&quot;:&quot;Computational Materials Science&quot;,&quot;note&quot;:&quot;tex.ids: ongPythonMaterialsGenomics2012\npublisher: Elsevier&quot;,&quot;page&quot;:&quot;314-319&quot;,&quot;source&quot;:&quot;ScienceDirect&quot;,&quot;title&quot;:&quot;Python Materials Genomics (pymatgen): A robust, open-source python library for materials analysis&quot;,&quot;title-short&quot;:&quot;Python Materials Genomics (pymatgen)&quot;,&quot;volume&quot;:&quot;68&quot;,&quot;author&quot;:[{&quot;family&quot;:&quot;Ong&quot;,&quot;given&quot;:&quot;Shyue Ping&quot;},{&quot;family&quot;:&quot;Richards&quot;,&quot;given&quot;:&quot;William Davidson&quot;},{&quot;family&quot;:&quot;Jain&quot;,&quot;given&quot;:&quot;Anubhav&quot;},{&quot;family&quot;:&quot;Hautier&quot;,&quot;given&quot;:&quot;Geoffroy&quot;},{&quot;family&quot;:&quot;Kocher&quot;,&quot;given&quot;:&quot;Michael&quot;},{&quot;family&quot;:&quot;Cholia&quot;,&quot;given&quot;:&quot;Shreyas&quot;},{&quot;family&quot;:&quot;Gunter&quot;,&quot;given&quot;:&quot;Dan&quot;},{&quot;family&quot;:&quot;Chevrier&quot;,&quot;given&quot;:&quot;Vincent L.&quot;},{&quot;family&quot;:&quot;Persson&quot;,&quot;given&quot;:&quot;Kristin A.&quot;},{&quot;family&quot;:&quot;Ceder&quot;,&quot;given&quot;:&quot;Gerbrand&quot;}],&quot;issued&quot;:{&quot;date-parts&quot;:[[&quot;2013&quot;,2,1]]}}}],&quot;schema&quot;:&quot;https://github.com/citation-style-language/schema/raw/master/csl-citation.json&quot;} RNDwCnazzkDHr"/>[12]<text:reference-mark-end text:name="ZOTERO_ITEM CSL_CITATION {&quot;citationID&quot;:&quot;kZcrzQK4&quot;,&quot;properties&quot;:{&quot;formattedCitation&quot;:&quot;[12]&quot;,&quot;plainCitation&quot;:&quot;[12]&quot;,&quot;noteIndex&quot;:0},&quot;citationItems&quot;:[{&quot;id&quot;:29,&quot;uris&quot;:[&quot;http://zotero.org/users/2842091/items/FJ5IYMTF&quot;],&quot;uri&quot;:[&quot;http://zotero.org/users/2842091/items/FJ5IYMTF&quot;],&quot;itemData&quot;:{&quot;id&quot;:29,&quot;type&quot;:&quot;article-journal&quot;,&quot;abstract&quot;:&quot;We present the Python Materials Genomics (pymatgen) library, a robust, open-source Python library for materials analysis. A key enabler in high-throughput computational materials science efforts is a robust set of software tools to perform initial setup for the calculations (e.g., generation of structures and necessary input files) and post-calculation analysis to derive useful material properties from raw calculated data. The pymatgen library aims to meet these needs by (1) defining core Python objects for materials data representation, (2) providing a well-tested set of structure and thermodynamic analyses relevant to many applications, and (3) establishing an open platform for researchers to collaboratively develop sophisticated analyses of materials data obtained both from first principles calculations and experiments. The pymatgen library also provides convenient tools to obtain useful materials data via the Materials Project’s REpresentational State Transfer (REST) Application Programming Interface (API). As an example, using pymatgen’s interface to the Materials Project’s RESTful API and phasediagram package, we demonstrate how the phase and electrochemical stability of a recently synthesized material, Li4SnS4, can be analyzed using a minimum of computing resources. We find that Li4SnS4 is a stable phase in the Li–Sn–S phase diagram (consistent with the fact that it can be synthesized), but the narrow range of lithium chemical potentials for which it is predicted to be stable would suggest that it is not intrinsically stable against typical electrodes used in lithium-ion batteries.&quot;,&quot;container-title&quot;:&quot;Computational Materials Science&quot;,&quot;DOI&quot;:&quot;10.1016/j.commatsci.2012.10.028&quot;,&quot;ISSN&quot;:&quot;0927-0256&quot;,&quot;journalAbbreviation&quot;:&quot;Computational Materials Science&quot;,&quot;note&quot;:&quot;tex.ids: ongPythonMaterialsGenomics2012\npublisher: Elsevier&quot;,&quot;page&quot;:&quot;314-319&quot;,&quot;source&quot;:&quot;ScienceDirect&quot;,&quot;title&quot;:&quot;Python Materials Genomics (pymatgen): A robust, open-source python library for materials analysis&quot;,&quot;title-short&quot;:&quot;Python Materials Genomics (pymatgen)&quot;,&quot;volume&quot;:&quot;68&quot;,&quot;author&quot;:[{&quot;family&quot;:&quot;Ong&quot;,&quot;given&quot;:&quot;Shyue Ping&quot;},{&quot;family&quot;:&quot;Richards&quot;,&quot;given&quot;:&quot;William Davidson&quot;},{&quot;family&quot;:&quot;Jain&quot;,&quot;given&quot;:&quot;Anubhav&quot;},{&quot;family&quot;:&quot;Hautier&quot;,&quot;given&quot;:&quot;Geoffroy&quot;},{&quot;family&quot;:&quot;Kocher&quot;,&quot;given&quot;:&quot;Michael&quot;},{&quot;family&quot;:&quot;Cholia&quot;,&quot;given&quot;:&quot;Shreyas&quot;},{&quot;family&quot;:&quot;Gunter&quot;,&quot;given&quot;:&quot;Dan&quot;},{&quot;family&quot;:&quot;Chevrier&quot;,&quot;given&quot;:&quot;Vincent L.&quot;},{&quot;family&quot;:&quot;Persson&quot;,&quot;given&quot;:&quot;Kristin A.&quot;},{&quot;family&quot;:&quot;Ceder&quot;,&quot;given&quot;:&quot;Gerbrand&quot;}],&quot;issued&quot;:{&quot;date-parts&quot;:[[&quot;2013&quot;,2,1]]}}}],&quot;schema&quot;:&quot;https://github.com/citation-style-language/schema/raw/master/csl-citation.json&quot;} RNDwCnazzkDHr"/> library.</text:p>
      <text:p text:style-name="Text_20_body">Several machine learning (ML) models have been developed to predict binding energy from the geometry and identity of the atoms of an adsorbed slab model. A number of featurization algorithms have emerged to encode this atomic geometry into translation- and rotation-invariant ML features, such as the Smooth Overlap of Atomic Positions (SOAP) representation <text:reference-mark-start text:name="ZOTERO_ITEM CSL_CITATION {&quot;citationID&quot;:&quot;0ft6tqPw&quot;,&quot;properties&quot;:{&quot;formattedCitation&quot;:&quot;[13]&quot;,&quot;plainCitation&quot;:&quot;[13]&quot;,&quot;noteIndex&quot;:0},&quot;citationItems&quot;:[{&quot;id&quot;:856,&quot;uris&quot;:[&quot;http://zotero.org/users/2842091/items/MU9X5HCW&quot;],&quot;uri&quot;:[&quot;http://zotero.org/users/2842091/items/MU9X5HCW&quot;],&quot;itemData&quot;:{&quot;id&quot;:856,&quot;type&quot;:&quot;article-journal&quot;,&quot;abstract&quot;:&quot;We review some recently published methods to represent atomic neighborhood environments, and analyze their relative merits in terms of their faithfulness and suitability for fitting potential energy surfaces. The crucial properties that such representations (sometimes called descriptors) must have are differentiability with respect to moving the atoms and invariance to the basic symmetries of physics: rotation, reflection, translation, and permutation of atoms of the same species. We demonstrate that certain widely used descriptors that initially look quite different are specific cases of a general approach, in which a finite set of basis functions with increasing angular wave numbers are used to expand the atomic neighborhood density function. Using the example system of small clusters, we quantitatively show that this expansion needs to be carried to higher and higher wave numbers as the number of neighbors increases in order to obtain a faithful representation, and that variants of the descriptors converge at very different rates. We also propose an altogether different approach, called Smooth Overlap of Atomic Positions, that sidesteps these difficulties by directly defining the similarity between any two neighborhood environments, and show that it is still closely connected to the invariant descriptors. We test the performance of the various representations by fitting models to the potential energy surface of small silicon clusters and the bulk crystal.&quot;,&quot;container-title&quot;:&quot;Physical Review B&quot;,&quot;DOI&quot;:&quot;10.1103/PhysRevB.87.184115&quot;,&quot;issue&quot;:&quot;18&quot;,&quot;journalAbbreviation&quot;:&quot;Phys. Rev. B&quot;,&quot;page&quot;:&quot;184115&quot;,&quot;source&quot;:&quot;APS&quot;,&quot;title&quot;:&quot;On representing chemical environments&quot;,&quot;volume&quot;:&quot;87&quot;,&quot;author&quot;:[{&quot;family&quot;:&quot;Bartók&quot;,&quot;given&quot;:&quot;Albert P.&quot;},{&quot;family&quot;:&quot;Kondor&quot;,&quot;given&quot;:&quot;Risi&quot;},{&quot;family&quot;:&quot;Csányi&quot;,&quot;given&quot;:&quot;Gábor&quot;}],&quot;issued&quot;:{&quot;date-parts&quot;:[[&quot;2013&quot;,5,28]]}}}],&quot;schema&quot;:&quot;https://github.com/citation-style-language/schema/raw/master/csl-citation.json&quot;} RND72QiW0M8n6"/>[13]<text:reference-mark-end text:name="ZOTERO_ITEM CSL_CITATION {&quot;citationID&quot;:&quot;0ft6tqPw&quot;,&quot;properties&quot;:{&quot;formattedCitation&quot;:&quot;[13]&quot;,&quot;plainCitation&quot;:&quot;[13]&quot;,&quot;noteIndex&quot;:0},&quot;citationItems&quot;:[{&quot;id&quot;:856,&quot;uris&quot;:[&quot;http://zotero.org/users/2842091/items/MU9X5HCW&quot;],&quot;uri&quot;:[&quot;http://zotero.org/users/2842091/items/MU9X5HCW&quot;],&quot;itemData&quot;:{&quot;id&quot;:856,&quot;type&quot;:&quot;article-journal&quot;,&quot;abstract&quot;:&quot;We review some recently published methods to represent atomic neighborhood environments, and analyze their relative merits in terms of their faithfulness and suitability for fitting potential energy surfaces. The crucial properties that such representations (sometimes called descriptors) must have are differentiability with respect to moving the atoms and invariance to the basic symmetries of physics: rotation, reflection, translation, and permutation of atoms of the same species. We demonstrate that certain widely used descriptors that initially look quite different are specific cases of a general approach, in which a finite set of basis functions with increasing angular wave numbers are used to expand the atomic neighborhood density function. Using the example system of small clusters, we quantitatively show that this expansion needs to be carried to higher and higher wave numbers as the number of neighbors increases in order to obtain a faithful representation, and that variants of the descriptors converge at very different rates. We also propose an altogether different approach, called Smooth Overlap of Atomic Positions, that sidesteps these difficulties by directly defining the similarity between any two neighborhood environments, and show that it is still closely connected to the invariant descriptors. We test the performance of the various representations by fitting models to the potential energy surface of small silicon clusters and the bulk crystal.&quot;,&quot;container-title&quot;:&quot;Physical Review B&quot;,&quot;DOI&quot;:&quot;10.1103/PhysRevB.87.184115&quot;,&quot;issue&quot;:&quot;18&quot;,&quot;journalAbbreviation&quot;:&quot;Phys. Rev. B&quot;,&quot;page&quot;:&quot;184115&quot;,&quot;source&quot;:&quot;APS&quot;,&quot;title&quot;:&quot;On representing chemical environments&quot;,&quot;volume&quot;:&quot;87&quot;,&quot;author&quot;:[{&quot;family&quot;:&quot;Bartók&quot;,&quot;given&quot;:&quot;Albert P.&quot;},{&quot;family&quot;:&quot;Kondor&quot;,&quot;given&quot;:&quot;Risi&quot;},{&quot;family&quot;:&quot;Csányi&quot;,&quot;given&quot;:&quot;Gábor&quot;}],&quot;issued&quot;:{&quot;date-parts&quot;:[[&quot;2013&quot;,5,28]]}}}],&quot;schema&quot;:&quot;https://github.com/citation-style-language/schema/raw/master/csl-citation.json&quot;} RND72QiW0M8n6"/>, the moment tensor potential (MTP) representation <text:reference-mark-start text:name="ZOTERO_ITEM CSL_CITATION {&quot;citationID&quot;:&quot;kIrWD9A1&quot;,&quot;properties&quot;:{&quot;formattedCitation&quot;:&quot;[14]&quot;,&quot;plainCitation&quot;:&quot;[14]&quot;,&quot;noteIndex&quot;:0},&quot;citationItems&quot;:[{&quot;id&quot;:2938,&quot;uris&quot;:[&quot;http://zotero.org/users/2842091/items/SB5GYAFS&quot;],&quot;uri&quot;:[&quot;http://zotero.org/users/2842091/items/SB5GYAFS&quot;],&quot;itemData&quot;:{&quot;id&quot;:2938,&quot;type&quot;:&quot;article-journal&quot;,&quot;container-title&quot;:&quot;Multiscale Modeling &amp; Simulation&quot;,&quot;DOI&quot;:&quot;10.1137/15M1054183&quot;,&quot;ISSN&quot;:&quot;1540-3459, 1540-3467&quot;,&quot;issue&quot;:&quot;3&quot;,&quot;journalAbbreviation&quot;:&quot;Multiscale Model. Simul.&quot;,&quot;language&quot;:&quot;en&quot;,&quot;page&quot;:&quot;1153-1173&quot;,&quot;source&quot;:&quot;DOI.org (Crossref)&quot;,&quot;title&quot;:&quot;Moment Tensor Potentials: A Class of Systematically Improvable Interatomic Potentials&quot;,&quot;title-short&quot;:&quot;Moment Tensor Potentials&quot;,&quot;volume&quot;:&quot;14&quot;,&quot;author&quot;:[{&quot;family&quot;:&quot;Shapeev&quot;,&quot;given&quot;:&quot;Alexander V.&quot;}],&quot;issued&quot;:{&quot;date-parts&quot;:[[&quot;2016&quot;,1]]}}}],&quot;schema&quot;:&quot;https://github.com/citation-style-language/schema/raw/master/csl-citation.json&quot;} RNDjgCtOrXHBx"/>[14]<text:reference-mark-end text:name="ZOTERO_ITEM CSL_CITATION {&quot;citationID&quot;:&quot;kIrWD9A1&quot;,&quot;properties&quot;:{&quot;formattedCitation&quot;:&quot;[14]&quot;,&quot;plainCitation&quot;:&quot;[14]&quot;,&quot;noteIndex&quot;:0},&quot;citationItems&quot;:[{&quot;id&quot;:2938,&quot;uris&quot;:[&quot;http://zotero.org/users/2842091/items/SB5GYAFS&quot;],&quot;uri&quot;:[&quot;http://zotero.org/users/2842091/items/SB5GYAFS&quot;],&quot;itemData&quot;:{&quot;id&quot;:2938,&quot;type&quot;:&quot;article-journal&quot;,&quot;container-title&quot;:&quot;Multiscale Modeling &amp; Simulation&quot;,&quot;DOI&quot;:&quot;10.1137/15M1054183&quot;,&quot;ISSN&quot;:&quot;1540-3459, 1540-3467&quot;,&quot;issue&quot;:&quot;3&quot;,&quot;journalAbbreviation&quot;:&quot;Multiscale Model. Simul.&quot;,&quot;language&quot;:&quot;en&quot;,&quot;page&quot;:&quot;1153-1173&quot;,&quot;source&quot;:&quot;DOI.org (Crossref)&quot;,&quot;title&quot;:&quot;Moment Tensor Potentials: A Class of Systematically Improvable Interatomic Potentials&quot;,&quot;title-short&quot;:&quot;Moment Tensor Potentials&quot;,&quot;volume&quot;:&quot;14&quot;,&quot;author&quot;:[{&quot;family&quot;:&quot;Shapeev&quot;,&quot;given&quot;:&quot;Alexander V.&quot;}],&quot;issued&quot;:{&quot;date-parts&quot;:[[&quot;2016&quot;,1]]}}}],&quot;schema&quot;:&quot;https://github.com/citation-style-language/schema/raw/master/csl-citation.json&quot;} RNDjgCtOrXHBx"/>, and the many-body tensor representation (MBTR) <text:reference-mark-start text:name="ZOTERO_ITEM CSL_CITATION {&quot;citationID&quot;:&quot;fWJqSx3Z&quot;,&quot;properties&quot;:{&quot;formattedCitation&quot;:&quot;[15]&quot;,&quot;plainCitation&quot;:&quot;[15]&quot;,&quot;noteIndex&quot;:0},&quot;citationItems&quot;:[{&quot;id&quot;:2937,&quot;uris&quot;:[&quot;http://zotero.org/users/2842091/items/IF6WSEHP&quot;],&quot;uri&quot;:[&quot;http://zotero.org/users/2842091/items/IF6WSEHP&quot;],&quot;itemData&quot;:{&quot;id&quot;:2937,&quot;type&quot;:&quot;manuscript&quot;,&quot;abstract&quot;:&quot;Accurate simulations of atomistic systems from first principles are limited by computational cost. In high-throughput settings, machine learning can potentially reduce these costs significantly by accurately interpolating between reference calculations. For this, kernel learning approaches crucially require a single Hilbert space accommodating arbitrary atomistic systems. We introduce a many-body tensor representation that is invariant to translations, rotations and nuclear permutations of same elements, unique, differentiable, can represent molecules and crystals, and is fast to compute. Empirical evidence is presented for energy prediction errors below 1 kcal/mol for 7k organic molecules and 5 meV/atom for 11k elpasolite crystals. Applicability is demonstrated for phase diagrams of Pt-group/transition-metal binary systems.&quot;,&quot;note&quot;:&quot;arXiv: 1704.06439&quot;,&quot;source&quot;:&quot;arXiv.org&quot;,&quot;title&quot;:&quot;Unified Representation of Molecules and Crystals for Machine Learning&quot;,&quot;URL&quot;:&quot;http://arxiv.org/abs/1704.06439&quot;,&quot;author&quot;:[{&quot;family&quot;:&quot;Huo&quot;,&quot;given&quot;:&quot;Haoyan&quot;},{&quot;family&quot;:&quot;Rupp&quot;,&quot;given&quot;:&quot;Matthias&quot;}],&quot;accessed&quot;:{&quot;date-parts&quot;:[[&quot;2020&quot;,9,2]]},&quot;issued&quot;:{&quot;date-parts&quot;:[[&quot;2018&quot;,1,2]]}}}],&quot;schema&quot;:&quot;https://github.com/citation-style-language/schema/raw/master/csl-citation.json&quot;} RNDtLYgZbtgWo"/>[15]<text:reference-mark-end text:name="ZOTERO_ITEM CSL_CITATION {&quot;citationID&quot;:&quot;fWJqSx3Z&quot;,&quot;properties&quot;:{&quot;formattedCitation&quot;:&quot;[15]&quot;,&quot;plainCitation&quot;:&quot;[15]&quot;,&quot;noteIndex&quot;:0},&quot;citationItems&quot;:[{&quot;id&quot;:2937,&quot;uris&quot;:[&quot;http://zotero.org/users/2842091/items/IF6WSEHP&quot;],&quot;uri&quot;:[&quot;http://zotero.org/users/2842091/items/IF6WSEHP&quot;],&quot;itemData&quot;:{&quot;id&quot;:2937,&quot;type&quot;:&quot;manuscript&quot;,&quot;abstract&quot;:&quot;Accurate simulations of atomistic systems from first principles are limited by computational cost. In high-throughput settings, machine learning can potentially reduce these costs significantly by accurately interpolating between reference calculations. For this, kernel learning approaches crucially require a single Hilbert space accommodating arbitrary atomistic systems. We introduce a many-body tensor representation that is invariant to translations, rotations and nuclear permutations of same elements, unique, differentiable, can represent molecules and crystals, and is fast to compute. Empirical evidence is presented for energy prediction errors below 1 kcal/mol for 7k organic molecules and 5 meV/atom for 11k elpasolite crystals. Applicability is demonstrated for phase diagrams of Pt-group/transition-metal binary systems.&quot;,&quot;note&quot;:&quot;arXiv: 1704.06439&quot;,&quot;source&quot;:&quot;arXiv.org&quot;,&quot;title&quot;:&quot;Unified Representation of Molecules and Crystals for Machine Learning&quot;,&quot;URL&quot;:&quot;http://arxiv.org/abs/1704.06439&quot;,&quot;author&quot;:[{&quot;family&quot;:&quot;Huo&quot;,&quot;given&quot;:&quot;Haoyan&quot;},{&quot;family&quot;:&quot;Rupp&quot;,&quot;given&quot;:&quot;Matthias&quot;}],&quot;accessed&quot;:{&quot;date-parts&quot;:[[&quot;2020&quot;,9,2]]},&quot;issued&quot;:{&quot;date-parts&quot;:[[&quot;2018&quot;,1,2]]}}}],&quot;schema&quot;:&quot;https://github.com/citation-style-language/schema/raw/master/csl-citation.json&quot;} RNDtLYgZbtgWo"/>. There is also a class of exciting models called crystal graph convolutional neural networks (CGCNNs), which function by encoding information about each atom and chemical bond in a topological graph representing a bulk crystal structure. This allows the convolutional and pooling layers to extract features relevant to that crystal <text:reference-mark-start text:name="ZOTERO_ITEM CSL_CITATION {&quot;citationID&quot;:&quot;y2lL0aGi&quot;,&quot;properties&quot;:{&quot;formattedCitation&quot;:&quot;[16]&quot;,&quot;plainCitation&quot;:&quot;[16]&quot;,&quot;noteIndex&quot;:0},&quot;citationItems&quot;:[{&quot;id&quot;:623,&quot;uris&quot;:[&quot;http://zotero.org/users/2842091/items/2I4URE9H&quot;],&quot;uri&quot;:[&quot;http://zotero.org/users/2842091/items/2I4URE9H&quot;],&quot;itemData&quot;:{&quot;id&quot;:623,&quot;type&quot;:&quot;article-journal&quot;,&quot;abstract&quot;:&quot;The use of machine learning methods for accelerating the design of crystalline materials usually requires manually constructed feature vectors or complex transformation of atom coordinates to input the crystal structure, which either constrains the model to certain crystal types or makes it difficult to provide chemical insights. Here, we develop a crystal graph convolutional neural networks framework to directly learn material properties from the connection of atoms in the crystal, providing a universal and interpretable representation of crystalline materials. Our method provides a highly accurate prediction of density functional theory calculated properties for eight different properties of crystals with various structure types and compositions after being trained with 104 data points. Further, our framework is interpretable because one can extract the contributions from local chemical environments to global properties. Using an example of perovskites, we show how this information can be utilized to discover empirical rules for materials design.&quot;,&quot;container-title&quot;:&quot;Physical Review Letters&quot;,&quot;DOI&quot;:&quot;10.1103/PhysRevLett.120.145301&quot;,&quot;issue&quot;:&quot;14&quot;,&quot;journalAbbreviation&quot;:&quot;Phys. Rev. Lett.&quot;,&quot;page&quot;:&quot;145301&quot;,&quot;source&quot;:&quot;APS&quot;,&quot;title&quot;:&quot;Crystal Graph Convolutional Neural Networks for an Accurate and Interpretable Prediction of Material Properties&quot;,&quot;volume&quot;:&quot;120&quot;,&quot;author&quot;:[{&quot;family&quot;:&quot;Xie&quot;,&quot;given&quot;:&quot;Tian&quot;},{&quot;family&quot;:&quot;Grossman&quot;,&quot;given&quot;:&quot;Jeffrey C.&quot;}],&quot;issued&quot;:{&quot;date-parts&quot;:[[&quot;2018&quot;,4,6]]}}}],&quot;schema&quot;:&quot;https://github.com/citation-style-language/schema/raw/master/csl-citation.json&quot;} RNDa09kZeaorp"/>[16]<text:reference-mark-end text:name="ZOTERO_ITEM CSL_CITATION {&quot;citationID&quot;:&quot;y2lL0aGi&quot;,&quot;properties&quot;:{&quot;formattedCitation&quot;:&quot;[16]&quot;,&quot;plainCitation&quot;:&quot;[16]&quot;,&quot;noteIndex&quot;:0},&quot;citationItems&quot;:[{&quot;id&quot;:623,&quot;uris&quot;:[&quot;http://zotero.org/users/2842091/items/2I4URE9H&quot;],&quot;uri&quot;:[&quot;http://zotero.org/users/2842091/items/2I4URE9H&quot;],&quot;itemData&quot;:{&quot;id&quot;:623,&quot;type&quot;:&quot;article-journal&quot;,&quot;abstract&quot;:&quot;The use of machine learning methods for accelerating the design of crystalline materials usually requires manually constructed feature vectors or complex transformation of atom coordinates to input the crystal structure, which either constrains the model to certain crystal types or makes it difficult to provide chemical insights. Here, we develop a crystal graph convolutional neural networks framework to directly learn material properties from the connection of atoms in the crystal, providing a universal and interpretable representation of crystalline materials. Our method provides a highly accurate prediction of density functional theory calculated properties for eight different properties of crystals with various structure types and compositions after being trained with 104 data points. Further, our framework is interpretable because one can extract the contributions from local chemical environments to global properties. Using an example of perovskites, we show how this information can be utilized to discover empirical rules for materials design.&quot;,&quot;container-title&quot;:&quot;Physical Review Letters&quot;,&quot;DOI&quot;:&quot;10.1103/PhysRevLett.120.145301&quot;,&quot;issue&quot;:&quot;14&quot;,&quot;journalAbbreviation&quot;:&quot;Phys. Rev. Lett.&quot;,&quot;page&quot;:&quot;145301&quot;,&quot;source&quot;:&quot;APS&quot;,&quot;title&quot;:&quot;Crystal Graph Convolutional Neural Networks for an Accurate and Interpretable Prediction of Material Properties&quot;,&quot;volume&quot;:&quot;120&quot;,&quot;author&quot;:[{&quot;family&quot;:&quot;Xie&quot;,&quot;given&quot;:&quot;Tian&quot;},{&quot;family&quot;:&quot;Grossman&quot;,&quot;given&quot;:&quot;Jeffrey C.&quot;}],&quot;issued&quot;:{&quot;date-parts&quot;:[[&quot;2018&quot;,4,6]]}}}],&quot;schema&quot;:&quot;https://github.com/citation-style-language/schema/raw/master/csl-citation.json&quot;} RNDa09kZeaorp"/>. This model was later adapted for surface catalysis by additionally encoding information about the local atomic geometry around each slab and adsorbate atom <text:reference-mark-start text:name="ZOTERO_ITEM CSL_CITATION {&quot;citationID&quot;:&quot;nvGmBc5o&quot;,&quot;properties&quot;:{&quot;formattedCitation&quot;:&quot;[17]&quot;,&quot;plainCitation&quot;:&quot;[17]&quot;,&quot;noteIndex&quot;:0},&quot;citationItems&quot;:[{&quot;id&quot;:708,&quot;uris&quot;:[&quot;http://zotero.org/users/2842091/items/GUDUI66J&quot;],&quot;uri&quot;:[&quot;http://zotero.org/users/2842091/items/GUDUI66J&quot;],&quot;itemData&quot;:{&quot;id&quot;:708,&quot;type&quot;:&quot;article-journal&quot;,&quot;abstract&quot;:&quot;High-throughput screening of catalysts can be performed using density functional theory calculations to predict catalytic properties, often correlated with adsorbate binding energies. However, more complete investigations would require an order of 2 more calculations compared to the current approach, making the computational cost a bottleneck. Recently developed machine-learning methods have been demonstrated to predict these properties from hand-crafted features but have struggled to scale to large composition spaces or complex active sites. Here, we present an application of a deep-learning convolutional neural network of atomic surface structures using atomic and Voronoi polyhedra-based neighbor information. The model effectively learns the most important surface features to predict binding energies. Our method predicts CO and H binding energies after training with 12 000 data for each adsorbate with a mean absolute error of 0.15 eV for a diverse chemical space. Our method is also capable of creating saliency maps that determine atomic contributions to binding energies.&quot;,&quot;container-title&quot;:&quot;The Journal of Physical Chemistry Letters&quot;,&quot;DOI&quot;:&quot;10.1021/acs.jpclett.9b01428&quot;,&quot;issue&quot;:&quot;15&quot;,&quot;journalAbbreviation&quot;:&quot;J. Phys. Chem. Lett.&quot;,&quot;page&quot;:&quot;4401-4408&quot;,&quot;source&quot;:&quot;ACS Publications&quot;,&quot;title&quot;:&quot;Convolutional Neural Network of Atomic Surface Structures To Predict Binding Energies for High-Throughput Screening of Catalysts&quot;,&quot;volume&quot;:&quot;10&quot;,&quot;author&quot;:[{&quot;family&quot;:&quot;Back&quot;,&quot;given&quot;:&quot;Seoin&quot;},{&quot;family&quot;:&quot;Yoon&quot;,&quot;given&quot;:&quot;Junwoong&quot;},{&quot;family&quot;:&quot;Tian&quot;,&quot;given&quot;:&quot;Nianhan&quot;},{&quot;family&quot;:&quot;Zhong&quot;,&quot;given&quot;:&quot;Wen&quot;},{&quot;family&quot;:&quot;Tran&quot;,&quot;given&quot;:&quot;Kevin&quot;},{&quot;family&quot;:&quot;Ulissi&quot;,&quot;given&quot;:&quot;Zachary W.&quot;}],&quot;issued&quot;:{&quot;date-parts&quot;:[[&quot;2019&quot;,8,1]]}}}],&quot;schema&quot;:&quot;https://github.com/citation-style-language/schema/raw/master/csl-citation.json&quot;} RND49xuVbTAkS"/>[17]<text:reference-mark-end text:name="ZOTERO_ITEM CSL_CITATION {&quot;citationID&quot;:&quot;nvGmBc5o&quot;,&quot;properties&quot;:{&quot;formattedCitation&quot;:&quot;[17]&quot;,&quot;plainCitation&quot;:&quot;[17]&quot;,&quot;noteIndex&quot;:0},&quot;citationItems&quot;:[{&quot;id&quot;:708,&quot;uris&quot;:[&quot;http://zotero.org/users/2842091/items/GUDUI66J&quot;],&quot;uri&quot;:[&quot;http://zotero.org/users/2842091/items/GUDUI66J&quot;],&quot;itemData&quot;:{&quot;id&quot;:708,&quot;type&quot;:&quot;article-journal&quot;,&quot;abstract&quot;:&quot;High-throughput screening of catalysts can be performed using density functional theory calculations to predict catalytic properties, often correlated with adsorbate binding energies. However, more complete investigations would require an order of 2 more calculations compared to the current approach, making the computational cost a bottleneck. Recently developed machine-learning methods have been demonstrated to predict these properties from hand-crafted features but have struggled to scale to large composition spaces or complex active sites. Here, we present an application of a deep-learning convolutional neural network of atomic surface structures using atomic and Voronoi polyhedra-based neighbor information. The model effectively learns the most important surface features to predict binding energies. Our method predicts CO and H binding energies after training with 12 000 data for each adsorbate with a mean absolute error of 0.15 eV for a diverse chemical space. Our method is also capable of creating saliency maps that determine atomic contributions to binding energies.&quot;,&quot;container-title&quot;:&quot;The Journal of Physical Chemistry Letters&quot;,&quot;DOI&quot;:&quot;10.1021/acs.jpclett.9b01428&quot;,&quot;issue&quot;:&quot;15&quot;,&quot;journalAbbreviation&quot;:&quot;J. Phys. Chem. Lett.&quot;,&quot;page&quot;:&quot;4401-4408&quot;,&quot;source&quot;:&quot;ACS Publications&quot;,&quot;title&quot;:&quot;Convolutional Neural Network of Atomic Surface Structures To Predict Binding Energies for High-Throughput Screening of Catalysts&quot;,&quot;volume&quot;:&quot;10&quot;,&quot;author&quot;:[{&quot;family&quot;:&quot;Back&quot;,&quot;given&quot;:&quot;Seoin&quot;},{&quot;family&quot;:&quot;Yoon&quot;,&quot;given&quot;:&quot;Junwoong&quot;},{&quot;family&quot;:&quot;Tian&quot;,&quot;given&quot;:&quot;Nianhan&quot;},{&quot;family&quot;:&quot;Zhong&quot;,&quot;given&quot;:&quot;Wen&quot;},{&quot;family&quot;:&quot;Tran&quot;,&quot;given&quot;:&quot;Kevin&quot;},{&quot;family&quot;:&quot;Ulissi&quot;,&quot;given&quot;:&quot;Zachary W.&quot;}],&quot;issued&quot;:{&quot;date-parts&quot;:[[&quot;2019&quot;,8,1]]}}}],&quot;schema&quot;:&quot;https://github.com/citation-style-language/schema/raw/master/csl-citation.json&quot;} RND49xuVbTAkS"/> <text:span text:style-name="T6">(see figure below)</text:span> and further improved by including information about each atom’s electron configuration <text:reference-mark-start text:name="ZOTERO_ITEM CSL_CITATION {&quot;citationID&quot;:&quot;5lX9GgxV&quot;,&quot;properties&quot;:{&quot;formattedCitation&quot;:&quot;[18]&quot;,&quot;plainCitation&quot;:&quot;[18]&quot;,&quot;noteIndex&quot;:0},&quot;citationItems&quot;:[{&quot;id&quot;:2978,&quot;uris&quot;:[&quot;http://zotero.org/users/2842091/items/A6KXLG9J&quot;],&quot;uri&quot;:[&quot;http://zotero.org/users/2842091/items/A6KXLG9J&quot;],&quot;itemData&quot;:{&quot;id&quot;:2978,&quot;type&quot;:&quot;manuscript&quot;,&quot;abstract&quot;:&quot;Material representations that are compatible with machine learning models play a key role in developing models that exhibit high accuracy for property prediction. Atomic orbital interactions are one of the important factors that govern the properties of crystalline materials, from which the local chemical environments of atoms is inferred. Therefore, to develop robust machine learningmodels for material properties prediction, it is imperative to include features representing such chemical attributes. Here, we propose the Orbital Graph Convolutional Neural Network (OGCNN), a crystal graph convolutional neural network framework that includes atomic orbital interaction features that learns material properties in a robust way. In addition, we embedded an encoder-decoder network into the OGCNN enabling it to learn important features among basic atomic (elemental features), orbital-orbital interactions, and topological features. We examined the performance of this model on a broad range of crystalline material data to predict different properties. We benchmarked the performance of the OGCNN model with that of: 1) the crystal graph convolutional neural network (CGCNN), 2) other state-of-the-art descriptors for material representations including Many-body Tensor Representation (MBTR) and the Smooth Overlap of Atomic Positions (SOAP), and 3) other conventional regression machine learning algorithms where different crystal featurization methods have been used. We find that OGCNN significantly outperforms them. The OGCNN model with high predictive accuracy can be used to discover new materials among the immense phase and compound spaces of materials&quot;,&quot;note&quot;:&quot;arXiv: 2008.06415&quot;,&quot;source&quot;:&quot;arXiv.org&quot;,&quot;title&quot;:&quot;Orbital Graph Convolutional Neural Network for Material Property Prediction&quot;,&quot;URL&quot;:&quot;http://arxiv.org/abs/2008.06415&quot;,&quot;author&quot;:[{&quot;family&quot;:&quot;Karamad&quot;,&quot;given&quot;:&quot;Mohammadreza&quot;},{&quot;family&quot;:&quot;Magar&quot;,&quot;given&quot;:&quot;Rishikesh&quot;},{&quot;family&quot;:&quot;Shi&quot;,&quot;given&quot;:&quot;Yuting&quot;},{&quot;family&quot;:&quot;Siahrostami&quot;,&quot;given&quot;:&quot;Samira&quot;},{&quot;family&quot;:&quot;Gates&quot;,&quot;given&quot;:&quot;Ian D.&quot;},{&quot;family&quot;:&quot;Farimani&quot;,&quot;given&quot;:&quot;Amir Barati&quot;}],&quot;accessed&quot;:{&quot;date-parts&quot;:[[&quot;2020&quot;,9,7]]},&quot;issued&quot;:{&quot;date-parts&quot;:[[&quot;2020&quot;,8,14]]}}}],&quot;schema&quot;:&quot;https://github.com/citation-style-language/schema/raw/master/csl-citation.json&quot;} RNDjNy6lWJzez"/>[18]<text:reference-mark-end text:name="ZOTERO_ITEM CSL_CITATION {&quot;citationID&quot;:&quot;5lX9GgxV&quot;,&quot;properties&quot;:{&quot;formattedCitation&quot;:&quot;[18]&quot;,&quot;plainCitation&quot;:&quot;[18]&quot;,&quot;noteIndex&quot;:0},&quot;citationItems&quot;:[{&quot;id&quot;:2978,&quot;uris&quot;:[&quot;http://zotero.org/users/2842091/items/A6KXLG9J&quot;],&quot;uri&quot;:[&quot;http://zotero.org/users/2842091/items/A6KXLG9J&quot;],&quot;itemData&quot;:{&quot;id&quot;:2978,&quot;type&quot;:&quot;manuscript&quot;,&quot;abstract&quot;:&quot;Material representations that are compatible with machine learning models play a key role in developing models that exhibit high accuracy for property prediction. Atomic orbital interactions are one of the important factors that govern the properties of crystalline materials, from which the local chemical environments of atoms is inferred. Therefore, to develop robust machine learningmodels for material properties prediction, it is imperative to include features representing such chemical attributes. Here, we propose the Orbital Graph Convolutional Neural Network (OGCNN), a crystal graph convolutional neural network framework that includes atomic orbital interaction features that learns material properties in a robust way. In addition, we embedded an encoder-decoder network into the OGCNN enabling it to learn important features among basic atomic (elemental features), orbital-orbital interactions, and topological features. We examined the performance of this model on a broad range of crystalline material data to predict different properties. We benchmarked the performance of the OGCNN model with that of: 1) the crystal graph convolutional neural network (CGCNN), 2) other state-of-the-art descriptors for material representations including Many-body Tensor Representation (MBTR) and the Smooth Overlap of Atomic Positions (SOAP), and 3) other conventional regression machine learning algorithms where different crystal featurization methods have been used. We find that OGCNN significantly outperforms them. The OGCNN model with high predictive accuracy can be used to discover new materials among the immense phase and compound spaces of materials&quot;,&quot;note&quot;:&quot;arXiv: 2008.06415&quot;,&quot;source&quot;:&quot;arXiv.org&quot;,&quot;title&quot;:&quot;Orbital Graph Convolutional Neural Network for Material Property Prediction&quot;,&quot;URL&quot;:&quot;http://arxiv.org/abs/2008.06415&quot;,&quot;author&quot;:[{&quot;family&quot;:&quot;Karamad&quot;,&quot;given&quot;:&quot;Mohammadreza&quot;},{&quot;family&quot;:&quot;Magar&quot;,&quot;given&quot;:&quot;Rishikesh&quot;},{&quot;family&quot;:&quot;Shi&quot;,&quot;given&quot;:&quot;Yuting&quot;},{&quot;family&quot;:&quot;Siahrostami&quot;,&quot;given&quot;:&quot;Samira&quot;},{&quot;family&quot;:&quot;Gates&quot;,&quot;given&quot;:&quot;Ian D.&quot;},{&quot;family&quot;:&quot;Farimani&quot;,&quot;given&quot;:&quot;Amir Barati&quot;}],&quot;accessed&quot;:{&quot;date-parts&quot;:[[&quot;2020&quot;,9,7]]},&quot;issued&quot;:{&quot;date-parts&quot;:[[&quot;2020&quot;,8,14]]}}}],&quot;schema&quot;:&quot;https://github.com/citation-style-language/schema/raw/master/csl-citation.json&quot;} RNDjNy6lWJzez"/>.</text:p>
      <text:p text:style-name="Text_20_body"><text:soft-page-break/>!<text:span text:style-name="T6">[CGCNN model for surface catalysis](./cgcnn-schematic.jpg)</text:span></text:p>
      <text:p text:style-name="Text_20_body"><text:span text:style-name="T4">Active learning is another important technology relevant to catalyst ML problems. </text:span>Active learning <text:span text:style-name="T4">is a </text:span>strategy used when a training data set is small and obtaining more training data is costly. The high cost of DFT calculations means that most DFT-based catalysis data sets are small. Active learning <text:span text:style-name="T4">can simultaneously </text:span>refine the accuracy of a ML model <text:span text:style-name="T4">and build a training data set </text:span>by strategically selecting new training data to evaluate <text:span text:style-name="T4">with DFT. This approach helps minimize the number of expensive DFT calculations that must occur. The figure below illustrates pool-based sampling,</text:span><text:reference-mark-start text:name="ZOTERO_ITEM CSL_CITATION {&quot;citationID&quot;:&quot;cau8kFoG&quot;,&quot;properties&quot;:{&quot;formattedCitation&quot;:&quot;[19]&quot;,&quot;plainCitation&quot;:&quot;[19]&quot;,&quot;noteIndex&quot;:0},&quot;citationItems&quot;:[{&quot;id&quot;:417,&quot;uris&quot;:[&quot;http://zotero.org/users/2842091/items/JGADAIU6&quot;],&quot;uri&quot;:[&quot;http://zotero.org/users/2842091/items/JGADAIU6&quot;],&quot;itemData&quot;:{&quot;id&quot;:417,&quot;type&quot;:&quot;book&quot;,&quot;event-place&quot;:&quot;Carnegie Mellon University&quot;,&quot;language&quot;:&quot;en&quot;,&quot;number-of-pages&quot;:&quot;114&quot;,&quot;publisher&quot;:&quot;Morgan &amp; Claypool Publishers&quot;,&quot;publisher-place&quot;:&quot;Carnegie Mellon University&quot;,&quot;source&quot;:&quot;DOI.org (Crossref)&quot;,&quot;title&quot;:&quot;Active Learning&quot;,&quot;URL&quot;:&quot;http://www.morganclaypool.com/doi/abs/10.2200/S00429ED1V01Y201207AIM018&quot;,&quot;author&quot;:[{&quot;family&quot;:&quot;Settles&quot;,&quot;given&quot;:&quot;Burr&quot;}],&quot;accessed&quot;:{&quot;date-parts&quot;:[[&quot;2019&quot;,5,13]]},&quot;issued&quot;:{&quot;date-parts&quot;:[[&quot;2012&quot;,6,30]]}}}],&quot;schema&quot;:&quot;https://github.com/citation-style-language/schema/raw/master/csl-citation.json&quot;} RNDuA6pHFsHvn"/><text:span text:style-name="T4">[19]</text:span><text:reference-mark-end text:name="ZOTERO_ITEM CSL_CITATION {&quot;citationID&quot;:&quot;cau8kFoG&quot;,&quot;properties&quot;:{&quot;formattedCitation&quot;:&quot;[19]&quot;,&quot;plainCitation&quot;:&quot;[19]&quot;,&quot;noteIndex&quot;:0},&quot;citationItems&quot;:[{&quot;id&quot;:417,&quot;uris&quot;:[&quot;http://zotero.org/users/2842091/items/JGADAIU6&quot;],&quot;uri&quot;:[&quot;http://zotero.org/users/2842091/items/JGADAIU6&quot;],&quot;itemData&quot;:{&quot;id&quot;:417,&quot;type&quot;:&quot;book&quot;,&quot;event-place&quot;:&quot;Carnegie Mellon University&quot;,&quot;language&quot;:&quot;en&quot;,&quot;number-of-pages&quot;:&quot;114&quot;,&quot;publisher&quot;:&quot;Morgan &amp; Claypool Publishers&quot;,&quot;publisher-place&quot;:&quot;Carnegie Mellon University&quot;,&quot;source&quot;:&quot;DOI.org (Crossref)&quot;,&quot;title&quot;:&quot;Active Learning&quot;,&quot;URL&quot;:&quot;http://www.morganclaypool.com/doi/abs/10.2200/S00429ED1V01Y201207AIM018&quot;,&quot;author&quot;:[{&quot;family&quot;:&quot;Settles&quot;,&quot;given&quot;:&quot;Burr&quot;}],&quot;accessed&quot;:{&quot;date-parts&quot;:[[&quot;2019&quot;,5,13]]},&quot;issued&quot;:{&quot;date-parts&quot;:[[&quot;2012&quot;,6,30]]}}}],&quot;schema&quot;:&quot;https://github.com/citation-style-language/schema/raw/master/csl-citation.json&quot;} RNDuA6pHFsHvn"/><text:span text:style-name="T4"> one way of implementing active learning.</text:span></text:p>
      <text:p text:style-name="Text_20_body">!<text:span text:style-name="T6">[Pool-based sampling schematic](./settles-pool-based-sampling.jpg)</text:span></text:p>
      <text:p text:style-name="P2">Active learning workflows obtain new data based on an <text:span text:style-name="T2">acquisition function</text:span>, which is an algorithmic approach for selecting data in a manner that constructs the model as cheaply as possible. <text:span text:style-name="T4">One major acquisition functions is the expected improvement acquisition function,</text:span><text:reference-mark-start text:name="ZOTERO_ITEM CSL_CITATION {&quot;citationID&quot;:&quot;UkoNiNHX&quot;,&quot;properties&quot;:{&quot;formattedCitation&quot;:&quot;[20]&quot;,&quot;plainCitation&quot;:&quot;[20]&quot;,&quot;noteIndex&quot;:0},&quot;citationItems&quot;:[{&quot;id&quot;:419,&quot;uris&quot;:[&quot;http://zotero.org/users/2842091/items/TCDMIGXL&quot;],&quot;uri&quot;:[&quot;http://zotero.org/users/2842091/items/TCDMIGXL&quot;],&quot;itemData&quot;:{&quot;id&quot;:419,&quot;type&quot;:&quot;article-journal&quot;,&quot;container-title&quot;:&quot;Journal of Basic Engineering&quot;,&quot;DOI&quot;:&quot;10.1115/1.3653121&quot;,&quot;ISSN&quot;:&quot;0021-9223&quot;,&quot;issue&quot;:&quot;1&quot;,&quot;journalAbbreviation&quot;:&quot;J. Basic Eng&quot;,&quot;language&quot;:&quot;en&quot;,&quot;note&quot;:&quot;publisher: American Society of Mechanical Engineers Digital Collection&quot;,&quot;page&quot;:&quot;97-106&quot;,&quot;source&quot;:&quot;asmedigitalcollection.asme.org&quot;,&quot;title&quot;:&quot;A New Method of Locating the Maximum Point of an Arbitrary Multipeak Curve in the Presence of Noise&quot;,&quot;volume&quot;:&quot;86&quot;,&quot;author&quot;:[{&quot;family&quot;:&quot;Kushner&quot;,&quot;given&quot;:&quot;H. J.&quot;}],&quot;issued&quot;:{&quot;date-parts&quot;:[[&quot;1964&quot;,3,1]]}}}],&quot;schema&quot;:&quot;https://github.com/citation-style-language/schema/raw/master/csl-citation.json&quot;} RND98IB8P8cS3"/><text:span text:style-name="T4">[20]</text:span><text:reference-mark-end text:name="ZOTERO_ITEM CSL_CITATION {&quot;citationID&quot;:&quot;UkoNiNHX&quot;,&quot;properties&quot;:{&quot;formattedCitation&quot;:&quot;[20]&quot;,&quot;plainCitation&quot;:&quot;[20]&quot;,&quot;noteIndex&quot;:0},&quot;citationItems&quot;:[{&quot;id&quot;:419,&quot;uris&quot;:[&quot;http://zotero.org/users/2842091/items/TCDMIGXL&quot;],&quot;uri&quot;:[&quot;http://zotero.org/users/2842091/items/TCDMIGXL&quot;],&quot;itemData&quot;:{&quot;id&quot;:419,&quot;type&quot;:&quot;article-journal&quot;,&quot;container-title&quot;:&quot;Journal of Basic Engineering&quot;,&quot;DOI&quot;:&quot;10.1115/1.3653121&quot;,&quot;ISSN&quot;:&quot;0021-9223&quot;,&quot;issue&quot;:&quot;1&quot;,&quot;journalAbbreviation&quot;:&quot;J. Basic Eng&quot;,&quot;language&quot;:&quot;en&quot;,&quot;note&quot;:&quot;publisher: American Society of Mechanical Engineers Digital Collection&quot;,&quot;page&quot;:&quot;97-106&quot;,&quot;source&quot;:&quot;asmedigitalcollection.asme.org&quot;,&quot;title&quot;:&quot;A New Method of Locating the Maximum Point of an Arbitrary Multipeak Curve in the Presence of Noise&quot;,&quot;volume&quot;:&quot;86&quot;,&quot;author&quot;:[{&quot;family&quot;:&quot;Kushner&quot;,&quot;given&quot;:&quot;H. J.&quot;}],&quot;issued&quot;:{&quot;date-parts&quot;:[[&quot;1964&quot;,3,1]]}}}],&quot;schema&quot;:&quot;https://github.com/citation-style-language/schema/raw/master/csl-citation.json&quot;} RND98IB8P8cS3"/><text:span text:style-name="T4"> which provides</text:span> a good balance between improving model accuracy and exploring unstudied catalyst structures that may have desirable figures of merit.<text:reference-mark-start text:name="ZOTERO_ITEM CSL_CITATION {&quot;citationID&quot;:&quot;y8q9OH8a&quot;,&quot;properties&quot;:{&quot;formattedCitation&quot;:&quot;[21]&quot;,&quot;plainCitation&quot;:&quot;[21]&quot;,&quot;noteIndex&quot;:0},&quot;citationItems&quot;:[{&quot;id&quot;:46,&quot;uris&quot;:[&quot;http://zotero.org/users/2842091/items/QP78ZBD5&quot;],&quot;uri&quot;:[&quot;http://zotero.org/users/2842091/items/QP78ZBD5&quot;],&quot;itemData&quot;:{&quot;id&quot;:46,&quot;type&quot;:&quot;article-journal&quot;,&quot;container-title&quot;:&quot;npj Computational Materials&quot;,&quot;DOI&quot;:&quot;10.1038/s41524-019-0153-8&quot;,&quot;ISSN&quot;:&quot;2057-3960&quot;,&quot;issue&quot;:&quot;1&quot;,&quot;language&quot;:&quot;en&quot;,&quot;source&quot;:&quot;Crossref&quot;,&quot;title&quot;:&quot;Active learning in materials science with emphasis on adaptive sampling using uncertainties for targeted design&quot;,&quot;URL&quot;:&quot;http://www.nature.com/articles/s41524-019-0153-8&quot;,&quot;volume&quot;:&quot;5&quot;,&quot;author&quot;:[{&quot;family&quot;:&quot;Lookman&quot;,&quot;given&quot;:&quot;Turab&quot;},{&quot;family&quot;:&quot;Balachandran&quot;,&quot;given&quot;:&quot;Prasanna V.&quot;},{&quot;family&quot;:&quot;Xue&quot;,&quot;given&quot;:&quot;Dezhen&quot;},{&quot;family&quot;:&quot;Yuan&quot;,&quot;given&quot;:&quot;Ruihao&quot;}],&quot;accessed&quot;:{&quot;date-parts&quot;:[[&quot;2019&quot;,2,25]]},&quot;issued&quot;:{&quot;date-parts&quot;:[[&quot;2019&quot;,12]]}}}],&quot;schema&quot;:&quot;https://github.com/citation-style-language/schema/raw/master/csl-citation.json&quot;} RNDjapeQke0mQ"/>[21]<text:reference-mark-end text:name="ZOTERO_ITEM CSL_CITATION {&quot;citationID&quot;:&quot;y8q9OH8a&quot;,&quot;properties&quot;:{&quot;formattedCitation&quot;:&quot;[21]&quot;,&quot;plainCitation&quot;:&quot;[21]&quot;,&quot;noteIndex&quot;:0},&quot;citationItems&quot;:[{&quot;id&quot;:46,&quot;uris&quot;:[&quot;http://zotero.org/users/2842091/items/QP78ZBD5&quot;],&quot;uri&quot;:[&quot;http://zotero.org/users/2842091/items/QP78ZBD5&quot;],&quot;itemData&quot;:{&quot;id&quot;:46,&quot;type&quot;:&quot;article-journal&quot;,&quot;container-title&quot;:&quot;npj Computational Materials&quot;,&quot;DOI&quot;:&quot;10.1038/s41524-019-0153-8&quot;,&quot;ISSN&quot;:&quot;2057-3960&quot;,&quot;issue&quot;:&quot;1&quot;,&quot;language&quot;:&quot;en&quot;,&quot;source&quot;:&quot;Crossref&quot;,&quot;title&quot;:&quot;Active learning in materials science with emphasis on adaptive sampling using uncertainties for targeted design&quot;,&quot;URL&quot;:&quot;http://www.nature.com/articles/s41524-019-0153-8&quot;,&quot;volume&quot;:&quot;5&quot;,&quot;author&quot;:[{&quot;family&quot;:&quot;Lookman&quot;,&quot;given&quot;:&quot;Turab&quot;},{&quot;family&quot;:&quot;Balachandran&quot;,&quot;given&quot;:&quot;Prasanna V.&quot;},{&quot;family&quot;:&quot;Xue&quot;,&quot;given&quot;:&quot;Dezhen&quot;},{&quot;family&quot;:&quot;Yuan&quot;,&quot;given&quot;:&quot;Ruihao&quot;}],&quot;accessed&quot;:{&quot;date-parts&quot;:[[&quot;2019&quot;,2,25]]},&quot;issued&quot;:{&quot;date-parts&quot;:[[&quot;2019&quot;,12]]}}}],&quot;schema&quot;:&quot;https://github.com/citation-style-language/schema/raw/master/csl-citation.json&quot;} RNDjapeQke0mQ"/></text:p>
      <text:p text:style-name="P2"><text:span text:style-name="T5">Our insights about which acquisition functions and featurization protocols create the most accurate and generalizable surrogate DFT models will enable many more researchers in catalysis to exploit the newest advances in machine learning and bring novel, effective catalysts to market more quickly. These results could also be applied to accelerate the discovery of materials for other fields beyond catalysis, such as superconductors, thermoelectrics, and photovoltaics.</text:span></text:p>
      <text:p text:style-name="P1">References</text:p>
      <text:section text:style-name="Sect1" text:name="ZOTERO_BIBL {&quot;uncited&quot;:[],&quot;omitted&quot;:[],&quot;custom&quot;:[]} CSL_BIBLIOGRAPHY RNDMnpDa9dCv0">
        <text:p text:style-name="Bibliography_20_1">[1]<text:tab/>M. Armbrüster, R. Schlögl, Y. Grin, Intermetallic compounds in heterogeneous catalysis—a quickly developing field, Sci. Technol. Adv. Mater. 15 (2014) 034803. https://doi.org/10.1088/1468-6996/15/3/034803.</text:p>
        <text:p text:style-name="Bibliography_20_1">[2]<text:tab/>T.A.A. Batchelor, J.K. Pedersen, S.H. Winther, I.E. Castelli, K.W. Jacobsen, J. Rossmeisl, High-Entropy Alloys as a Discovery Platform for Electrocatalysis, Joule. 3 (2019) 834–845. https://doi.org/10.1016/j.joule.2018.12.015.</text:p>
        <text:p text:style-name="Bibliography_20_1">[3]<text:tab/>A. Ivanovskaya, N. Singh, R.-F. Liu, H. Kreutzer, J. Baltrusaitis, T. Van Nguyen, H. Metiu, E. McFarland, Transition Metal Sulfide Hydrogen Evolution Catalysts for Hydrobromic Acid Electrolysis, Langmuir. 29 (2013) 480–492. https://doi.org/10.1021/la3032489.</text:p>
        <text:p text:style-name="Bibliography_20_1">[4]<text:tab/>J. Shan, M. Li, L.F. Allard, S. Lee, M. Flytzani-Stephanopoulos, Mild oxidation of methane to methanol or acetic acid on supported isolated rhodium catalysts, Nature. 551 (2017) 605–608. https://doi.org/10.1038/nature24640.</text:p>
        <text:p text:style-name="Bibliography_20_1">[5]<text:tab/>B.R. Goldsmith, J. Esterhuizen, J.-X. Liu, C.J. Bartel, C. Sutton, Machine learning for heterogeneous catalyst design and discovery, AIChE J. 64 (2018) 2311–2323. https://doi.org/10.1002/aic.16198.</text:p>
        <text:p text:style-name="Bibliography_20_1">[6]<text:tab/>Z.W. Ulissi, A.J. Medford, T. Bligaard, J.K. Nørskov, To address surface reaction network complexity using scaling relations machine learning and DFT calculations, Nat. Commun. 8 (2017) 14621. https://doi.org/10.1038/ncomms14621.</text:p>
        <text:p text:style-name="Bibliography_20_1">[7]<text:tab/>K. Tran, Z.W. Ulissi, Active learning across intermetallics to guide discovery of electrocatalysts for CO<text:span text:style-name="T1">2</text:span> reduction and H<text:span text:style-name="T1">2</text:span> evolution, Nat. Catal. 1 (2018) 696–703. https://doi.org/10.1038/s41929-018-0142-1.</text:p>
        <text:p text:style-name="Bibliography_20_1">[8]<text:tab/>A.H. Larsen, J.J. Mortensen, J. Blomqvist, I.E. Castelli, R. Christensen, M. Du\lak, J. Friis, M.N. Groves, B. Hammer, C. Hargus, E.D. Hermes, P.C. Jennings, P.B. Jensen, J. Kermode, J.R. Kitchin, <text:soft-page-break/>E.L. Kolsbjerg, J. Kubal, K. Kaasbjerg, S. Lysgaard, J.B. Maronsson, T. Maxson, T. Olsen, L. Pastewka, A. Peterson, C. Rostgaard, J. Schiøtz, O. Schütt, M. Strange, K.S. Thygesen, T. Vegge, L. Vilhelmsen, M. Walter, Z. Zeng, K.W. Jacobsen, The atomic simulation environment—a Python library for working with atoms, J. Phys. Condens. Matter. 29 (2017) 273002. https://doi.org/10.1088/1361-648X/aa680e.</text:p>
        <text:p text:style-name="Bibliography_20_1">[9]<text:tab/>Y. Wang, A. Xu, Z. Wang, L. Huang, J. Li, F. Li, J. Wicks, M. Luo, D.-H. Nam, C.-S. Tan, Y. Ding, J. Wu, Y. Lum, C.-T. Dinh, D. Sinton, G. Zheng, E.H. Sargent, Enhanced nitrate-to-ammonia activity on copper-nickel alloys via tuning of intermediate adsorption, J. Am. Chem. Soc. (2020). https://doi.org/10.1021/jacs.9b13347.</text:p>
        <text:p text:style-name="Bibliography_20_1">[10]<text:tab/>K. Mathew, J.H. Montoya, A. Faghaninia, S. Dwarakanath, M. Aykol, H. Tang, I. Chu, T. Smidt, B. Bocklund, M. Horton, J. Dagdelen, B. Wood, Z.-K. Liu, J. Neaton, S.P. Ong, K. Persson, A. Jain, Atomate: A high-level interface to generate, execute, and analyze computational materials science workflows, Comput. Mater. Sci. 139 (2017) 140–152. https://doi.org/10.1016/j.commatsci.2017.07.030.</text:p>
        <text:p text:style-name="Bibliography_20_1">[11]<text:tab/>A. Dunn, J. Brenneck, A. Jain, Rocketsled: a software library for optimizing high-throughput computational searches, J. Phys. Mater. 2 (2019) 034002. https://doi.org/10.1088/2515-7639/ab0c3d.</text:p>
        <text:p text:style-name="Bibliography_20_1">[12]<text:tab/>S.P. Ong, W.D. Richards, A. Jain, G. Hautier, M. Kocher, S. Cholia, D. Gunter, V.L. Chevrier, K.A. Persson, G. Ceder, Python Materials Genomics (pymatgen): A robust, open-source python library for materials analysis, Comput. Mater. Sci. 68 (2013) 314–319. https://doi.org/10.1016/j.commatsci.2012.10.028.</text:p>
        <text:p text:style-name="Bibliography_20_1">[13]<text:tab/>A.P. Bartók, R. Kondor, G. Csányi, On representing chemical environments, Phys. Rev. B. 87 (2013) 184115. https://doi.org/10.1103/PhysRevB.87.184115.</text:p>
        <text:p text:style-name="Bibliography_20_1">[14]<text:tab/>A.V. Shapeev, Moment Tensor Potentials: A Class of Systematically Improvable Interatomic Potentials, Multiscale Model. Simul. 14 (2016) 1153–1173. https://doi.org/10.1137/15M1054183.</text:p>
        <text:p text:style-name="Bibliography_20_1">[15]<text:tab/>H. Huo, M. Rupp, Unified Representation of Molecules and Crystals for Machine Learning, (2018). http://arxiv.org/abs/1704.06439 (accessed September 2, 2020).</text:p>
        <text:p text:style-name="Bibliography_20_1">[16]<text:tab/>T. Xie, J.C. Grossman, Crystal Graph Convolutional Neural Networks for an Accurate and Interpretable Prediction of Material Properties, Phys. Rev. Lett. 120 (2018) 145301. https://doi.org/10.1103/PhysRevLett.120.145301.</text:p>
        <text:p text:style-name="Bibliography_20_1">[17]<text:tab/>S. Back, J. Yoon, N. Tian, W. Zhong, K. Tran, Z.W. Ulissi, Convolutional Neural Network of Atomic Surface Structures To Predict Binding Energies for High-Throughput Screening of Catalysts, J. Phys. Chem. Lett. 10 (2019) 4401–4408. https://doi.org/10.1021/acs.jpclett.9b01428.</text:p>
        <text:p text:style-name="Bibliography_20_1">[18]<text:tab/>M. Karamad, R. Magar, Y. Shi, S. Siahrostami, I.D. Gates, A.B. Farimani, Orbital Graph Convolutional Neural Network for Material Property Prediction, (2020). http://arxiv.org/abs/2008.06415 (accessed September 7, 2020).</text:p>
        <text:p text:style-name="Bibliography_20_1">[19]<text:tab/>B. Settles, Active Learning, Morgan &amp; Claypool Publishers, Carnegie Mellon University, 2012. http://www.morganclaypool.com/doi/abs/10.2200/S00429ED1V01Y201207AIM018 (accessed May 13, 2019).</text:p>
        <text:p text:style-name="Bibliography_20_1">[20]<text:tab/>H.J. Kushner, A New Method of Locating the Maximum Point of an Arbitrary Multipeak Curve in the Presence of Noise, J. Basic Eng. 86 (1964) 97–106. https://doi.org/10.1115/1.3653121.</text:p>
        <text:p text:style-name="Bibliography_20_1">[21]<text:tab/>T. Lookman, P.V. Balachandran, D. Xue, R. Yuan, Active learning in materials science with emphasis on adaptive sampling using uncertainties for targeted design, Npj Comput. Mater. 5 (2019). https://doi.org/10.1038/s41524-019-0153-8.</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8T20:05:05.377913975</meta:creation-date>
    <dc:date>2020-09-28T21:03:26.376660809</dc:date>
    <meta:editing-duration>PT37M55S</meta:editing-duration>
    <meta:editing-cycles>10</meta:editing-cycles>
    <meta:generator>LibreOffice/7.0.1.2$Linux_X86_64 LibreOffice_project/00$Build-2</meta:generator>
    <meta:document-statistic meta:table-count="0" meta:image-count="0" meta:object-count="0" meta:page-count="3" meta:paragraph-count="33" meta:word-count="1483" meta:character-count="10812" meta:non-whitespace-character-count="9374"/>
    <meta:user-defined meta:name="ZOTERO_PREF_1">&lt;data data-version="3" zotero-version="5.0.89"&gt;&lt;session id="w2RmFZpp"/&gt;&lt;style id="http://www.zotero.org/styles/applied-catalysis-b-environmental" hasBibliography="1" bibliographyStyleHasBeenSet="1"/&gt;&lt;prefs&gt;&lt;pref name="fieldType" value="ReferenceMark"/&gt;&lt;pr</meta:user-defined>
    <meta:user-defined meta:name="ZOTERO_PREF_2">ef name="automaticJournalAbbreviations" value="true"/&gt;&lt;/prefs&gt;&lt;/data&gt;</meta:user-defined>
  </office:meta>
</office:document-meta>
</file>